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</text:p>
      <text:p text:style-name="Standard">- name: Installing and Launch Filebeat</text:p>
      <text:p text:style-name="Standard"><text:s text:c="2"/>hosts: webservers</text:p>
      <text:p text:style-name="Standard"><text:s text:c="2"/>become: yes</text:p>
      <text:p text:style-name="Standard"><text:s text:c="2"/>tasks:</text:p>
      <text:p text:style-name="Standard"><text:s text:c="4"/># Use command module</text:p>
      <text:p text:style-name="Standard"><text:s text:c="2"/>- name: Download filebeat .deb file</text:p>
      <text:p text:style-name="Standard"><text:s text:c="4"/>command: curl -L -O https://artifacts.elastic.co/downloads/beats/filebeat/filebeat-7.4.0-amd64.deb</text:p>
      <text:p text:style-name="Standard"><text:s text:c="4"/># Use command module</text:p>
      <text:p text:style-name="Standard"><text:s text:c="2"/>- name: Install filebeat .deb</text:p>
      <text:p text:style-name="Standard"><text:s text:c="4"/>command: dpkg -i filebeat-7.4.0-amd64.deb</text:p>
      <text:p text:style-name="Standard"><text:s text:c="4"/># Use copy module</text:p>
      <text:p text:style-name="Standard"><text:s text:c="2"/>- name: Drop in filebeat.yml</text:p>
      <text:p text:style-name="Standard"><text:s text:c="4"/>copy:</text:p>
      <text:p text:style-name="Standard"><text:s text:c="6"/>src: /etc/ansible/files/filebeat-config.yml</text:p>
      <text:p text:style-name="Standard"><text:s text:c="6"/>dest: /etc/filebeat/filebeat.yml</text:p>
      <text:p text:style-name="Standard"><text:s text:c="4"/># Use command module</text:p>
      <text:p text:style-name="Standard"><text:s text:c="2"/>- name: Enable and Configure System Module</text:p>
      <text:p text:style-name="Standard"><text:s text:c="4"/>command: filebeat modules enable system</text:p>
      <text:p text:style-name="Standard"><text:s text:c="4"/># Use command module</text:p>
      <text:p text:style-name="Standard"><text:s text:c="2"/>- name: Setup filebeat</text:p>
      <text:p text:style-name="Standard"><text:s text:c="4"/>command: filebeat setup</text:p>
      <text:p text:style-name="Standard"><text:s text:c="4"/># Use command module</text:p>
      <text:p text:style-name="Standard"><text:s text:c="2"/>- name: Start filebeat service</text:p>
      <text:p text:style-name="Standard"><text:s text:c="4"/>command: service filebeat start</text:p>
      <text:p text:style-name="Standard"><text:s text:c="4"/># Use systemd module</text:p>
      <text:p text:style-name="Standard"><text:s text:c="2"/>- name: Enable service filebeat on boot</text:p>
      <text:p text:style-name="Standard"><text:s text:c="4"/>systemd:</text:p>
      <text:p text:style-name="Standard"><text:s text:c="6"/>name: filebeat</text:p>
      <text:p text:style-name="Standard"><text:s text:c="6"/>enabled: yes</text:p>
      <text:p text:style-name="Standard">root@74cee6e01a34:/etc/ansible# ll</text:p>
      <text:p text:style-name="Standard">total 64</text:p>
      <text:p text:style-name="Standard">drwxr-xr-x 1 root root <text:s/>4096 Feb <text:s/>7 04:56 ./</text:p>
      <text:p text:style-name="Standard">drwxr-xr-x 1 root root <text:s/>4096 Jan 29 12:30 ../</text:p>
      <text:p text:style-name="Standard">-rw-r--r-- 1 root root 19988 Jan 29 12:45 ansible.cfg</text:p>
      <text:p text:style-name="Standard">-rw-r--r-- 1 root root <text:s text:c="2"/>881 Feb <text:s/>6 14:02 elk.yml</text:p>
      <text:p text:style-name="Standard">-rw-r--r-- 1 root root <text:s text:c="2"/>913 Feb <text:s/>7 03:50 filebeat-playbook.yml</text:p>
      <text:p text:style-name="Standard">drwxr-xr-x 2 root root <text:s/>4096 Feb <text:s/>7 04:11 files/</text:p>
      <text:p text:style-name="Standard">-rw-r--r-- 1 root root <text:s/>1294 Feb <text:s/>6 13:40 hosts</text:p>
      <text:p text:style-name="Standard">-rw-r--r-- 1 root root <text:s text:c="2"/>197 Feb <text:s/>6 01:02 my-playbook.yml</text:p>
      <text:p text:style-name="Standard">-rw-r--r-- 1 root root <text:s text:c="2"/>740 Jan 29 14:06 pentest.yml</text:p>
      <text:p text:style-name="Standard">drwxr-xr-x 2 root root <text:s/>4096 Dec <text:s/>4 <text:s/>2019 roles/</text:p>
      <text:p text:style-name="Standard">root@74cee6e01a34:/etc/ansible# cat my-playbook.yml</text:p>
      <text:p text:style-name="Standard">---</text:p>
      <text:p text:style-name="Standard"><text:s text:c="2"/>- name: My fist playbook</text:p>
      <text:p text:style-name="Standard"><text:s text:c="4"/>hosts: webservers</text:p>
      <text:p text:style-name="Standard"><text:s text:c="4"/>become: true</text:p>
      <text:p text:style-name="Standard"><text:s text:c="4"/>tasks:</text:p>
      <text:p text:style-name="Standard"><text:s text:c="4"/>- name: Install apache httpd (state=present is optional)</text:p>
      <text:p text:style-name="Standard"><text:s text:c="6"/>apt:</text:p>
      <text:p text:style-name="Standard"><text:s text:c="8"/>name: apache2</text:p>
      <text:p text:style-name="Standard"><text:soft-page-break/><text:s text:c="8"/>state: absent</text:p>
      <text:p text:style-name="Standard">root@74cee6e01a34:/etc/ansible# nano my-playbook.yml</text:p>
      <text:p text:style-name="Standard">root@74cee6e01a34:/etc/ansible# ll</text:p>
      <text:p text:style-name="Standard">total 64</text:p>
      <text:p text:style-name="Standard">drwxr-xr-x 1 root root <text:s/>4096 Feb <text:s/>7 04:58 ./</text:p>
      <text:p text:style-name="Standard">drwxr-xr-x 1 root root <text:s/>4096 Jan 29 12:30 ../</text:p>
      <text:p text:style-name="Standard">-rw-r--r-- 1 root root 19988 Jan 29 12:45 ansible.cfg</text:p>
      <text:p text:style-name="Standard">-rw-r--r-- 1 root root <text:s text:c="2"/>881 Feb <text:s/>6 14:02 elk.yml</text:p>
      <text:p text:style-name="Standard">-rw-r--r-- 1 root root <text:s text:c="2"/>913 Feb <text:s/>7 03:50 filebeat-playbook.yml</text:p>
      <text:p text:style-name="Standard">drwxr-xr-x 2 root root <text:s/>4096 Feb <text:s/>7 04:11 files/</text:p>
      <text:p text:style-name="Standard">-rw-r--r-- 1 root root <text:s/>1294 Feb <text:s/>6 13:40 hosts</text:p>
      <text:p text:style-name="Standard">-rw-r--r-- 1 root root <text:s text:c="2"/>198 Feb <text:s/>7 04:58 my-playbook.yml</text:p>
      <text:p text:style-name="Standard">-rw-r--r-- 1 root root <text:s text:c="2"/>740 Jan 29 14:06 pentest.yml</text:p>
      <text:p text:style-name="Standard">drwxr-xr-x 2 root root <text:s/>4096 Dec <text:s/>4 <text:s/>2019 roles/</text:p>
      <text:p text:style-name="Standard">root@74cee6e01a34:/etc/ansible# cat pentest.yml</text:p>
      <text:p text:style-name="Standard">---</text:p>
      <text:p text:style-name="Standard"><text:s text:c="2"/>- name: Config web WM with docker</text:p>
      <text:p text:style-name="Standard"><text:s text:c="4"/>hosts: webservers</text:p>
      <text:p text:style-name="Standard"><text:s text:c="4"/>become: true</text:p>
      <text:p text:style-name="Standard"><text:s text:c="4"/>tasks:</text:p>
      <text:p text:style-name="Standard"><text:s text:c="4"/>- name: docker.io</text:p>
      <text:p text:style-name="Standard"><text:s text:c="6"/>apt:</text:p>
      <text:p text:style-name="Standard"><text:s text:c="8"/>force_apt_get: yes</text:p>
      <text:p text:style-name="Standard"><text:s text:c="8"/>update_cache: yes</text:p>
      <text:p text:style-name="Standard"><text:s text:c="8"/>name: docker.io</text:p>
      <text:p text:style-name="Standard"><text:s text:c="8"/>state: present</text:p>
      <text:p text:style-name="Standard"><text:s text:c="4"/>- name: Install pip3</text:p>
      <text:p text:style-name="Standard"><text:s text:c="6"/>apt:</text:p>
      <text:p text:style-name="Standard"><text:s text:c="8"/>force_apt_get: yes</text:p>
      <text:p text:style-name="Standard"><text:s text:c="8"/>name: python3-pip</text:p>
      <text:p text:style-name="Standard"><text:s text:c="8"/>state: present</text:p>
      <text:p text:style-name="Standard"><text:s text:c="4"/>- name: Install Docker python module</text:p>
      <text:p text:style-name="Standard"><text:s text:c="6"/>pip:</text:p>
      <text:p text:style-name="Standard"><text:s text:c="8"/>name: docker</text:p>
      <text:p text:style-name="Standard"><text:s text:c="8"/>state: present</text:p>
      <text:p text:style-name="Standard"><text:s text:c="4"/>- name: Download and launch a Docker web container</text:p>
      <text:p text:style-name="Standard"><text:s text:c="6"/>docker_container:</text:p>
      <text:p text:style-name="Standard"><text:s text:c="8"/>name: dvwa</text:p>
      <text:p text:style-name="Standard"><text:s text:c="8"/>image: cyberxsecurity/dvwa</text:p>
      <text:p text:style-name="Standard"><text:s text:c="8"/>state: started</text:p>
      <text:p text:style-name="Standard"><text:s text:c="8"/>restart_policy: always</text:p>
      <text:p text:style-name="Standard"><text:s text:c="8"/>published_ports: 80:80</text:p>
      <text:p text:style-name="Standard"><text:s text:c="4"/>- name: Enable docker service</text:p>
      <text:p text:style-name="Standard"><text:s text:c="6"/>systemd:</text:p>
      <text:p text:style-name="Standard"><text:s text:c="8"/>name: docker</text:p>
      <text:p text:style-name="Standard"><text:s text:c="8"/>enabled: yes</text:p>
      <text:p text:style-name="Standard">root@74cee6e01a34:/etc/ansible# ll</text:p>
      <text:p text:style-name="Standard">total 64</text:p>
      <text:p text:style-name="Standard">drwxr-xr-x 1 root root <text:s/>4096 Feb <text:s/>7 04:58 ./</text:p>
      <text:p text:style-name="Standard">drwxr-xr-x 1 root root <text:s/>4096 Jan 29 12:30 ../</text:p>
      <text:p text:style-name="Standard">-rw-r--r-- 1 root root 19988 Jan 29 12:45 ansible.cfg</text:p>
      <text:p text:style-name="Standard">-rw-r--r-- 1 root root <text:s text:c="2"/>881 Feb <text:s/>6 14:02 elk.yml</text:p>
      <text:p text:style-name="Standard"><text:soft-page-break/>-rw-r--r-- 1 root root <text:s text:c="2"/>913 Feb <text:s/>7 03:50 filebeat-playbook.yml</text:p>
      <text:p text:style-name="Standard">drwxr-xr-x 2 root root <text:s/>4096 Feb <text:s/>7 04:11 files/</text:p>
      <text:p text:style-name="Standard">-rw-r--r-- 1 root root <text:s/>1294 Feb <text:s/>6 13:40 hosts</text:p>
      <text:p text:style-name="Standard">-rw-r--r-- 1 root root <text:s text:c="2"/>198 Feb <text:s/>7 04:58 my-playbook.yml</text:p>
      <text:p text:style-name="Standard">-rw-r--r-- 1 root root <text:s text:c="2"/>740 Jan 29 14:06 pentest.yml</text:p>
      <text:p text:style-name="Standard">drwxr-xr-x 2 root root <text:s/>4096 Dec <text:s/>4 <text:s/>2019 roles/</text:p>
      <text:p text:style-name="Standard">root@74cee6e01a34:/etc/ansible# cd files</text:p>
      <text:p text:style-name="Standard">root@74cee6e01a34:/etc/ansible/files# ll</text:p>
      <text:p text:style-name="Standard">total 84</text:p>
      <text:p text:style-name="Standard">drwxr-xr-x 2 root root <text:s/>4096 Feb <text:s/>7 04:11 ./</text:p>
      <text:p text:style-name="Standard">drwxr-xr-x 1 root root <text:s/>4096 Feb <text:s/>7 04:58 ../</text:p>
      <text:p text:style-name="Standard">-rw-r--r-- 1 root root 70898 Feb <text:s/>7 04:11 filebeat-config.yml</text:p>
      <text:p text:style-name="Standard">root@74cee6e01a34:/etc/ansible/files# cat filebeat-config.yml</text:p>
      <text:p text:style-name="Standard">######################## Filebeat Configuration ############################</text:p>
      <text:p text:style-name="Standard"># This file is a full configuration example documenting all non-deprecated options in comments. For</text:p>
      <text:p text:style-name="Standard"># a shorter configuration example, that contains only the most common options, please see</text:p>
      <text:p text:style-name="Standard"># filebeat.yml in the same directory.</text:p>
      <text:p text:style-name="Standard">#</text:p>
      <text:p text:style-name="Standard"># You can find the full configuration reference here:</text:p>
      <text:p text:style-name="Standard"># https://www.elastic.co/guide/en/beats/filebeat/index.html</text:p>
      <text:p text:style-name="Standard">filebeat.config.modules:</text:p>
      <text:p text:style-name="Standard"><text:s text:c="2"/>path: ${path.config}/modules.d/*.yml</text:p>
      <text:p text:style-name="Standard">#========================== Modules configuration =============================</text:p>
      <text:p text:style-name="Standard">filebeat.modules:</text:p>
      <text:p text:style-name="Standard">#-------------------------------- System Module -------------------------------- - module: system</text:p>
      <text:p text:style-name="Standard"><text:s text:c="2"/># Syslog syslog:</text:p>
      <text:p text:style-name="Standard"><text:s text:c="4"/>#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<text:s text:c="4"/># Input configuration (advanced). Any input configuration option can be added under this</text:p>
      <text:p text:style-name="Standard"><text:s text:c="4"/>#section. input:</text:p>
      <text:p text:style-name="Standard"><text:s text:c="2"/># Authorization logs auth:</text:p>
      <text:p text:style-name="Standard"><text:s text:c="4"/>#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<text:s text:c="4"/># Input configuration (advanced). Any input configuration option can be added under this</text:p>
      <text:p text:style-name="Standard"><text:s text:c="4"/>#section. input:</text:p>
      <text:p text:style-name="Standard">#-------------------------------- Apache Module -------------------------------- - module: apache</text:p>
      <text:p text:style-name="Standard"><text:s text:c="2"/># Access logs access:</text:p>
      <text:p text:style-name="Standard"><text:s text:c="4"/>#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<text:s text:c="4"/># Input configuration (advanced). Any input configuration option can be added under this</text:p>
      <text:p text:style-name="Standard"><text:s text:c="4"/>#section. input:</text:p>
      <text:p text:style-name="Standard"><text:s text:c="2"/># Error logs error:</text:p>
      <text:p text:style-name="Standard"><text:s text:c="4"/>#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<text:s text:c="4"/># Input configuration (advanced). Any input configuration option can be added under this</text:p>
      <text:p text:style-name="Standard"><text:s text:c="4"/>#section. input:</text:p>
      <text:p text:style-name="Standard"><text:soft-page-break/>#-------------------------------- Auditd Module -------------------------------- - module: auditd</text:p>
      <text:p text:style-name="Standard"><text:s text:c="2"/>#log:</text:p>
      <text:p text:style-name="Standard"><text:s text:c="4"/>#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<text:s text:c="4"/># Input configuration (advanced). Any input configuration option can be added under this</text:p>
      <text:p text:style-name="Standard"><text:s text:c="4"/>#section. input:</text:p>
      <text:p text:style-name="Standard">#---------------------------- Elasticsearch Module ----------------------------</text:p>
      <text:p text:style-name="Standard">- module: elasticsearch</text:p>
      <text:p text:style-name="Standard"><text:s text:c="2"/># Server log</text:p>
      <text:p text:style-name="Standard"><text:s text:c="2"/>server:</text:p>
      <text:p text:style-name="Standard"><text:s text:c="4"/>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<text:s text:c="2"/>gc:</text:p>
      <text:p text:style-name="Standard"><text:s text:c="4"/>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<text:s text:c="2"/>audit:</text:p>
      <text:p text:style-name="Standard"><text:s text:c="4"/>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<text:s text:c="2"/>slowlog:</text:p>
      <text:p text:style-name="Standard"><text:s text:c="4"/>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<text:s text:c="2"/>deprecation:</text:p>
      <text:p text:style-name="Standard"><text:s text:c="4"/>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#------------------------------- Haproxy Module -------------------------------</text:p>
      <text:p text:style-name="Standard">- module: haproxy</text:p>
      <text:p text:style-name="Standard"><text:s text:c="2"/># All logs</text:p>
      <text:p text:style-name="Standard"><text:s text:c="2"/>log:</text:p>
      <text:p text:style-name="Standard"><text:s text:c="4"/>enabled: true</text:p>
      <text:p text:style-name="Standard"><text:s text:c="4"/># Set which input to use between syslog (default) or file. var.input: Set custom paths for the</text:p>
      <text:p text:style-name="Standard"><text:s text:c="4"/>#log files. If left empty, Filebeat will choose the paths depending on your OS. var.paths:</text:p>
      <text:p text:style-name="Standard">#-------------------------------- Icinga Module -------------------------------- - module: icinga</text:p>
      <text:p text:style-name="Standard"><text:s text:c="2"/># Main logs main:</text:p>
      <text:p text:style-name="Standard"><text:s text:c="4"/>#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<text:s text:c="4"/># Input configuration (advanced). Any input configuration option can be added under this</text:p>
      <text:p text:style-name="Standard"><text:s text:c="4"/>#section. input:</text:p>
      <text:p text:style-name="Standard"><text:s text:c="2"/># Debug logs debug:</text:p>
      <text:p text:style-name="Standard"><text:s text:c="4"/>#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<text:s text:c="4"/># Input configuration (advanced). Any input configuration option can be added under this</text:p>
      <text:p text:style-name="Standard"><text:s text:c="4"/>#section. input:</text:p>
      <text:p text:style-name="Standard"><text:s text:c="2"/># Startup logs startup:</text:p>
      <text:p text:style-name="Standard"><text:s text:c="4"/>#enabled: true</text:p>
      <text:p text:style-name="Standard"><text:soft-page-break/><text:s text:c="4"/># Set custom paths for the log files. If left empty, Filebeat will choose the paths depending on</text:p>
      <text:p text:style-name="Standard"><text:s text:c="4"/>#your OS. var.paths:</text:p>
      <text:p text:style-name="Standard"><text:s text:c="4"/># Input configuration (advanced). Any input configuration option can be added under this</text:p>
      <text:p text:style-name="Standard"><text:s text:c="4"/>#section. input:</text:p>
      <text:p text:style-name="Standard">#--------------------------------- IIS Module --------------------------------- - module: iis</text:p>
      <text:p text:style-name="Standard"><text:s text:c="2"/># Access logs access:</text:p>
      <text:p text:style-name="Standard"><text:s text:c="4"/>#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<text:s text:c="4"/># Input configuration (advanced). Any input configuration option can be added under this</text:p>
      <text:p text:style-name="Standard"><text:s text:c="4"/>#section. input:</text:p>
      <text:p text:style-name="Standard"><text:s text:c="2"/># Error logs error:</text:p>
      <text:p text:style-name="Standard"><text:s text:c="4"/>#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<text:s text:c="4"/># Input configuration (advanced). Any input configuration option can be added under this</text:p>
      <text:p text:style-name="Standard"><text:s text:c="4"/>#section. input:</text:p>
      <text:p text:style-name="Standard">#-------------------------------- Kafka Module --------------------------------</text:p>
      <text:p text:style-name="Standard">- module: kafka</text:p>
      <text:p text:style-name="Standard"><text:s text:c="2"/># All logs</text:p>
      <text:p text:style-name="Standard"><text:s text:c="2"/>log:</text:p>
      <text:p text:style-name="Standard"><text:s text:c="4"/>enabled: true</text:p>
      <text:p text:style-name="Standard"><text:s text:c="4"/># Set custom paths for Kafka. If left empty, Filebeat will look under /opt. var.kafka_home: Set</text:p>
      <text:p text:style-name="Standard"><text:s text:c="4"/>#custom paths for the log files. If left empty, Filebeat will choose the paths depending on your</text:p>
      <text:p text:style-name="Standard"><text:s text:c="4"/>#OS. var.paths:</text:p>
      <text:p text:style-name="Standard">#-------------------------------- Kibana Module --------------------------------</text:p>
      <text:p text:style-name="Standard">- module: kibana</text:p>
      <text:p text:style-name="Standard"><text:s text:c="2"/># All logs</text:p>
      <text:p text:style-name="Standard"><text:s text:c="2"/>log:</text:p>
      <text:p text:style-name="Standard"><text:s text:c="4"/>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#------------------------------- Logstash Module ------------------------------- - module: logstash</text:p>
      <text:p text:style-name="Standard"><text:s text:c="2"/># logs log:</text:p>
      <text:p text:style-name="Standard"><text:s text:c="4"/>#enabled: true</text:p>
      <text:p text:style-name="Standard"><text:s text:c="4"/># Set custom paths for the log files. If left empty, Filebeat will choose the paths depending on</text:p>
      <text:p text:style-name="Standard"><text:s text:c="4"/># your OS. var.paths:</text:p>
      <text:p text:style-name="Standard"><text:s text:c="2"/># Slow logs slowlog:</text:p>
      <text:p text:style-name="Standard"><text:s text:c="4"/>#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#------------------------------- Mongodb Module ------------------------------- - module: mongodb</text:p>
      <text:p text:style-name="Standard"><text:s text:c="2"/># Logs log:</text:p>
      <text:p text:style-name="Standard"><text:s text:c="4"/>#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<text:s text:c="4"/># Input configuration (advanced). Any input configuration option can be added under this</text:p>
      <text:p text:style-name="Standard"><text:s text:c="4"/>#section. input:</text:p>
      <text:p text:style-name="Standard">#-------------------------------- MySQL Module -------------------------------- - module: mysql</text:p>
      <text:p text:style-name="Standard"><text:s text:c="2"/># Error logs error:</text:p>
      <text:p text:style-name="Standard"><text:s text:c="4"/>#enabled: true</text:p>
      <text:p text:style-name="Standard"><text:s text:c="4"/># Set custom paths for the log files. If left empty, Filebeat will choose the paths depending on</text:p>
      <text:p text:style-name="Standard"><text:soft-page-break/><text:s text:c="4"/>#your OS. var.paths:</text:p>
      <text:p text:style-name="Standard"><text:s text:c="4"/># Input configuration (advanced). Any input configuration option can be added under this</text:p>
      <text:p text:style-name="Standard"><text:s text:c="4"/>#section. input:</text:p>
      <text:p text:style-name="Standard"><text:s text:c="2"/># Slow logs slowlog:</text:p>
      <text:p text:style-name="Standard"><text:s text:c="4"/>#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<text:s text:c="4"/># Input configuration (advanced). Any input configuration option can be added under this</text:p>
      <text:p text:style-name="Standard"><text:s text:c="4"/>#section. input:</text:p>
      <text:p text:style-name="Standard">#--------------------------------- Nats Module ---------------------------------</text:p>
      <text:p text:style-name="Standard">- module: nats</text:p>
      <text:p text:style-name="Standard"><text:s text:c="2"/># All logs</text:p>
      <text:p text:style-name="Standard"><text:s text:c="2"/>log:</text:p>
      <text:p text:style-name="Standard"><text:s text:c="4"/>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#-------------------------------- Nginx Module -------------------------------- - module: nginx</text:p>
      <text:p text:style-name="Standard"><text:s text:c="2"/># Access logs access:</text:p>
      <text:p text:style-name="Standard"><text:s text:c="4"/>#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<text:s text:c="4"/># Input configuration (advanced). Any input configuration option can be added under this</text:p>
      <text:p text:style-name="Standard"><text:s text:c="4"/>#section. input:</text:p>
      <text:p text:style-name="Standard"><text:s text:c="2"/># Error logs error:</text:p>
      <text:p text:style-name="Standard"><text:s text:c="4"/>#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<text:s text:c="4"/># Input configuration (advanced). Any input configuration option can be added under this</text:p>
      <text:p text:style-name="Standard"><text:s text:c="4"/>#section. input:</text:p>
      <text:p text:style-name="Standard">#------------------------------- Osquery Module -------------------------------</text:p>
      <text:p text:style-name="Standard">- module: osquery</text:p>
      <text:p text:style-name="Standard"><text:s text:c="2"/>result:</text:p>
      <text:p text:style-name="Standard"><text:s text:c="4"/>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<text:s text:c="4"/># If true, all fields created by this module are prefixed with `osquery.result`. Set to false to</text:p>
      <text:p text:style-name="Standard"><text:s text:c="4"/>#copy the fields in the root of the document. The default is true. var.use_namespace: true</text:p>
      <text:p text:style-name="Standard">#------------------------------ PostgreSQL Module ------------------------------ - module:</text:p>
      <text:p text:style-name="Standard">#postgresql</text:p>
      <text:p text:style-name="Standard"><text:s text:c="2"/># Logs log:</text:p>
      <text:p text:style-name="Standard"><text:s text:c="4"/>#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<text:s text:c="4"/># Input configuration (advanced). Any input configuration option can be added under this</text:p>
      <text:p text:style-name="Standard"><text:s text:c="4"/>#section. input:</text:p>
      <text:p text:style-name="Standard">#-------------------------------- Redis Module -------------------------------- - module: redis</text:p>
      <text:p text:style-name="Standard"><text:s text:c="2"/># Main logs log:</text:p>
      <text:p text:style-name="Standard"><text:s text:c="4"/>#enabled: true</text:p>
      <text:p text:style-name="Standard"><text:s text:c="4"/># Set custom paths for the log files. If left empty, Filebeat will choose the paths depending on</text:p>
      <text:p text:style-name="Standard"><text:s text:c="4"/>#your OS. var.paths: ["/var/log/redis/redis-server.log*"]</text:p>
      <text:p text:style-name="Standard"><text:s text:c="2"/># Slow logs, retrieved via the Redis API (SLOWLOG) slowlog:</text:p>
      <text:p text:style-name="Standard"><text:s text:c="4"/>#enabled: true</text:p>
      <text:p text:style-name="Standard"><text:soft-page-break/><text:s text:c="4"/># The Redis hosts to connect to. var.hosts: ["localhost:6379"] Optional, the password to use</text:p>
      <text:p text:style-name="Standard"><text:s text:c="4"/>#when connecting to Redis. var.password:</text:p>
      <text:p text:style-name="Standard">#----------------------------- Google Santa Module -----------------------------</text:p>
      <text:p text:style-name="Standard">- module: santa</text:p>
      <text:p text:style-name="Standard"><text:s text:c="2"/>log:</text:p>
      <text:p text:style-name="Standard"><text:s text:c="4"/>enabled: true</text:p>
      <text:p text:style-name="Standard"><text:s text:c="4"/># Set custom paths for the log files. If left empty, Filebeat will choose the the default path.</text:p>
      <text:p text:style-name="Standard"><text:s text:c="4"/>#var.paths:</text:p>
      <text:p text:style-name="Standard">#------------------------------- Traefik Module ------------------------------- - module: traefik</text:p>
      <text:p text:style-name="Standard"><text:s text:c="2"/># Access logs access:</text:p>
      <text:p text:style-name="Standard"><text:s text:c="4"/>#enabled: true</text:p>
      <text:p text:style-name="Standard"><text:s text:c="4"/># Set custom paths for the log files. If left empty, Filebeat will choose the paths depending on</text:p>
      <text:p text:style-name="Standard"><text:s text:c="4"/>#your OS. var.paths:</text:p>
      <text:p text:style-name="Standard"><text:s text:c="4"/># Input configuration (advanced). Any input configuration option can be added under this</text:p>
      <text:p text:style-name="Standard"><text:s text:c="4"/>#section. input:</text:p>
      <text:p text:style-name="Standard">#=========================== Filebeat inputs =============================</text:p>
      <text:p text:style-name="Standard"># List of inputs to fetch data.</text:p>
      <text:p text:style-name="Standard">filebeat.inputs:</text:p>
      <text:p text:style-name="Standard"># Each - is an input. Most options can be set at the input level, so you can use different inputs</text:p>
      <text:p text:style-name="Standard"># for various configurations. Below are the input specific configurations. Type of the files. Based</text:p>
      <text:p text:style-name="Standard"># on this the way the file is read is decided. The different types cannot be mixed in one input</text:p>
      <text:p text:style-name="Standard">#</text:p>
      <text:p text:style-name="Standard"># Possible options are: * log: Reads every line of the log file (default) * stdin: Reads the</text:p>
      <text:p text:style-name="Standard">#standard in ------------------------------ Log input --------------------------------</text:p>
      <text:p text:style-name="Standard">- type: log</text:p>
      <text:p text:style-name="Standard"><text:s text:c="2"/># Change to true to enable this input configuration.</text:p>
      <text:p text:style-name="Standard"><text:s text:c="2"/>enabled: false</text:p>
      <text:p text:style-name="Standard"><text:s text:c="2"/># Paths that should be crawled and fetched. Glob based paths. To fetch all ".log" files from a</text:p>
      <text:p text:style-name="Standard"><text:s text:c="2"/># specific level of subdirectories /var/log/*/*.log can be used. For each file found under this</text:p>
      <text:p text:style-name="Standard"><text:s text:c="2"/># path, a harvester is started. Make sure not file is defined twice as this can lead to unexpected</text:p>
      <text:p text:style-name="Standard"><text:s text:c="2"/># behaviour.</text:p>
      <text:p text:style-name="Standard"><text:s text:c="2"/>paths:</text:p>
      <text:p text:style-name="Standard"><text:s text:c="4"/>- /var/log/*.log</text:p>
      <text:p text:style-name="Standard"><text:s text:c="4"/>#- c:\programdata\elasticsearch\logs\*</text:p>
      <text:p text:style-name="Standard"><text:s text:c="2"/># Configure the file encoding for reading files with international characters following the W3C</text:p>
      <text:p text:style-name="Standard"><text:s text:c="2"/># recommendation for HTML5 (http://www.w3.org/TR/encoding). Some sample encodings:</text:p>
      <text:p text:style-name="Standard"><text:s text:c="2"/># <text:s text:c="2"/>plain, utf-8, utf-16be-bom, utf-16be, utf-16le, big5, gb18030, gbk,</text:p>
      <text:p text:style-name="Standard"><text:s text:c="2"/># <text:s text:c="3"/>hz-gb-2312, euc-kr, euc-jp, iso-2022-jp, shift-jis, ... encoding: plain Exclude lines. A list</text:p>
      <text:p text:style-name="Standard"><text:s text:c="2"/># of regular expressions to match. It drops the lines that are matching any regular expression</text:p>
      <text:p text:style-name="Standard"><text:s text:c="2"/># from the list. The include_lines is called before exclude_lines. By default, no lines are</text:p>
      <text:p text:style-name="Standard"><text:s text:c="2"/># dropped. exclude_lines: ['^DBG'] Include lines. A list of regular expressions to match. It</text:p>
      <text:p text:style-name="Standard"><text:s text:c="2"/># exports the lines that are matching any regular expression from the list. The include_lines is</text:p>
      <text:p text:style-name="Standard"><text:s text:c="2"/># called before exclude_lines. By default, all the lines are exported. include_lines: ['^ERR',</text:p>
      <text:p text:style-name="Standard"><text:s text:c="2"/># '^WARN'] Exclude files. A list of regular expressions to match. Filebeat drops the files that</text:p>
      <text:p text:style-name="Standard"><text:s text:c="2"/># are matching any regular expression from the list. By default, no files are dropped.</text:p>
      <text:p text:style-name="Standard"><text:s text:c="2"/># exclude_files: ['.gz$'] Optional additional fields. These fields can be freely picked to add</text:p>
      <text:p text:style-name="Standard"><text:s text:c="2"/># additional information to the crawled log files for filtering fields:</text:p>
      <text:p text:style-name="Standard"><text:s text:c="2"/># <text:s/>level: debug review: 1 Set to true to store the additional fields as top level fields instead</text:p>
      <text:p text:style-name="Standard"><text:s text:c="2"/># of under the "fields" sub-dictionary. In case of name conflicts with the fields added by</text:p>
      <text:p text:style-name="Standard"><text:s text:c="2"/># Filebeat itself, the custom fields overwrite the default fields. fields_under_root: false Set to</text:p>
      <text:p text:style-name="Standard"><text:s text:c="2"/># true to publish fields with null values in events. keep_null: false Ignore files which were</text:p>
      <text:p text:style-name="Standard"><text:s text:c="2"/># modified more then the defined timespan in the past. ignore_older is disabled by default, so no</text:p>
      <text:p text:style-name="Standard"><text:soft-page-break/><text:s text:c="2"/># files are ignored by setting it to 0. Time strings like 2h (2 hours), 5m (5 minutes) can be</text:p>
      <text:p text:style-name="Standard"><text:s text:c="2"/># used. ignore_older: 0 How often the input checks for new files in the paths that are specified</text:p>
      <text:p text:style-name="Standard"><text:s text:c="2"/># for harvesting. Specify 1s to scan the directory as frequently as possible without causing</text:p>
      <text:p text:style-name="Standard"><text:s text:c="2"/># Filebeat to scan too frequently. Default: 10s. scan_frequency: 10s Defines the buffer size every</text:p>
      <text:p text:style-name="Standard"><text:s text:c="2"/># harvester uses when fetching the file harvester_buffer_size: 16384 Maximum number of bytes a</text:p>
      <text:p text:style-name="Standard"><text:s text:c="2"/># single log event can have All bytes after max_bytes are discarded and not sent. The default is</text:p>
      <text:p text:style-name="Standard"><text:s text:c="2"/># 10MB. This is especially useful for multiline log messages which can get large. max_bytes:</text:p>
      <text:p text:style-name="Standard"><text:s text:c="2"/># 10485760 Characters which separate the lines. Valid values: auto, line_feed, vertical_tab,</text:p>
      <text:p text:style-name="Standard"><text:s text:c="2"/># form_feed, carriage_return, carriage_return_line_feed, next_line, line_separator,</text:p>
      <text:p text:style-name="Standard"><text:s text:c="2"/># paragraph_separator. line_terminator: auto</text:p>
      <text:p text:style-name="Standard"><text:s text:c="2"/>### Recursive glob configuration</text:p>
      <text:p text:style-name="Standard"><text:s text:c="2"/># Expand "**" patterns into regular glob patterns. recursive_glob.enabled: true</text:p>
      <text:p text:style-name="Standard"><text:s text:c="2"/>### JSON configuration</text:p>
      <text:p text:style-name="Standard"><text:s text:c="2"/># Decode JSON options. Enable this if your logs are structured in JSON. JSON key on which to apply</text:p>
      <text:p text:style-name="Standard"><text:s text:c="2"/>#the line filtering and multiline settings. This key must be top level and its value must be</text:p>
      <text:p text:style-name="Standard"><text:s text:c="2"/>#string, otherwise it is ignored. If no text key is defined, the line filtering and multiline</text:p>
      <text:p text:style-name="Standard"><text:s text:c="2"/>#features cannot be used. json.message_key:</text:p>
      <text:p text:style-name="Standard"><text:s text:c="2"/># By default, the decoded JSON is placed under a "json" key in the output document. If you enable</text:p>
      <text:p text:style-name="Standard"><text:s text:c="2"/>#this setting, the keys are copied top level in the output document. json.keys_under_root: false</text:p>
      <text:p text:style-name="Standard"><text:s text:c="2"/># If keys_under_root and this setting are enabled, then the values from the decoded JSON object</text:p>
      <text:p text:style-name="Standard"><text:s text:c="2"/>#overwrite the fields that Filebeat normally adds (type, source, offset, etc.) in case of</text:p>
      <text:p text:style-name="Standard"><text:s text:c="2"/>#conflicts. json.overwrite_keys: false</text:p>
      <text:p text:style-name="Standard"><text:s text:c="2"/># If this setting is enabled, Filebeat adds a "error.message" and "error.key: json" key in case of</text:p>
      <text:p text:style-name="Standard"><text:s text:c="2"/>#JSON unmarshaling errors or when a text key is defined in the configuration but cannot be used.</text:p>
      <text:p text:style-name="Standard"><text:s text:c="2"/>#json.add_error_key: false</text:p>
      <text:p text:style-name="Standard"><text:s text:c="2"/>### Multiline options</text:p>
      <text:p text:style-name="Standard"><text:s text:c="2"/># Multiline can be used for log messages spanning multiple lines. This is common for Java Stack</text:p>
      <text:p text:style-name="Standard"><text:s text:c="2"/>#Traces or C-Line Continuation The regexp Pattern that has to be matched. The example pattern</text:p>
      <text:p text:style-name="Standard"><text:s text:c="2"/>#matches all lines starting with [ multiline.pattern: ^\[</text:p>
      <text:p text:style-name="Standard"><text:s text:c="2"/># Defines if the pattern set under pattern should be negated or not. Default is false.</text:p>
      <text:p text:style-name="Standard"><text:s text:c="2"/>#multiline.negate: false</text:p>
      <text:p text:style-name="Standard"><text:s text:c="2"/># Match can be set to "after" or "before". It is used to define if lines should be append to a</text:p>
      <text:p text:style-name="Standard"><text:s text:c="2"/>#pattern that was (not) matched before or after or as long as a pattern is not matched based on</text:p>
      <text:p text:style-name="Standard"><text:s text:c="2"/>#negate. Note: After is the equivalent to previous and before is the equivalent to to next in</text:p>
      <text:p text:style-name="Standard"><text:s text:c="2"/>#Logstash multiline.match: after</text:p>
      <text:p text:style-name="Standard"><text:s text:c="2"/># The maximum number of lines that are combined to one event. In case there are more the max_lines</text:p>
      <text:p text:style-name="Standard"><text:s text:c="2"/>#the additional lines are discarded. Default is 500 multiline.max_lines: 500</text:p>
      <text:p text:style-name="Standard"><text:s text:c="2"/># After the defined timeout, an multiline event is sent even if no new pattern was found to start</text:p>
      <text:p text:style-name="Standard"><text:s text:c="2"/>#a new event Default is 5s. multiline.timeout: 5s</text:p>
      <text:p text:style-name="Standard"><text:s text:c="2"/># Setting tail_files to true means filebeat starts reading new files at the end instead of the</text:p>
      <text:p text:style-name="Standard"><text:s text:c="2"/>#beginning. If this is used in combination with log rotation this can mean that the first entries</text:p>
      <text:p text:style-name="Standard"><text:s text:c="2"/>#of a new file are skipped. tail_files: false</text:p>
      <text:p text:style-name="Standard"><text:s text:c="2"/># The Ingest Node pipeline ID associated with this input. If this is set, it overwrites the</text:p>
      <text:p text:style-name="Standard"><text:s text:c="2"/>#pipeline option from the Elasticsearch output. pipeline:</text:p>
      <text:p text:style-name="Standard"><text:s text:c="2"/># If symlinks is enabled, symlinks are opened and harvested. The harvester is opening the original</text:p>
      <text:p text:style-name="Standard"><text:s text:c="2"/>#for harvesting but will report the symlink name as source. symlinks: false</text:p>
      <text:p text:style-name="Standard"><text:s text:c="2"/># Backoff values define how aggressively filebeat crawls new files for updates The default values</text:p>
      <text:p text:style-name="Standard"><text:s text:c="2"/>#can be used in most cases. Backoff defines how long it is waited to check a file again after EOF</text:p>
      <text:p text:style-name="Standard"><text:s text:c="2"/>#is reached. Default is 1s which means the file is checked every second if new lines were added.</text:p>
      <text:p text:style-name="Standard"><text:s text:c="2"/>#This leads to a near real time crawling. Every time a new line appears, backoff is reset to the</text:p>
      <text:p text:style-name="Standard"><text:soft-page-break/><text:s text:c="2"/>#initial value. backoff: 1s</text:p>
      <text:p text:style-name="Standard"><text:s text:c="2"/># Max backoff defines what the maximum backoff time is. After having backed off multiple times</text:p>
      <text:p text:style-name="Standard"><text:s text:c="2"/>#from checking the files, the waiting time will never exceed max_backoff independent of the</text:p>
      <text:p text:style-name="Standard"><text:s text:c="2"/>#backoff factor. Having it set to 10s means in the worst case a new line can be added to a log</text:p>
      <text:p text:style-name="Standard"><text:s text:c="2"/>#file after having backed off multiple times, it takes a maximum of 10s to read the new line</text:p>
      <text:p text:style-name="Standard"><text:s text:c="2"/>#max_backoff: 10s</text:p>
      <text:p text:style-name="Standard"><text:s text:c="2"/># The backoff factor defines how fast the algorithm backs off. The bigger the backoff factor, the</text:p>
      <text:p text:style-name="Standard"><text:s text:c="2"/>#faster the max_backoff value is reached. If this value is set to 1, no backoff will happen. The</text:p>
      <text:p text:style-name="Standard"><text:s text:c="2"/>#backoff value will be multiplied each time with the backoff_factor until max_backoff is reached</text:p>
      <text:p text:style-name="Standard"><text:s text:c="2"/>#backoff_factor: 2</text:p>
      <text:p text:style-name="Standard"><text:s text:c="2"/># Max number of harvesters that are started in parallel. Default is 0 which means unlimited</text:p>
      <text:p text:style-name="Standard"><text:s text:c="2"/>#harvester_limit: 0</text:p>
      <text:p text:style-name="Standard"><text:s text:c="2"/>### Harvester closing options</text:p>
      <text:p text:style-name="Standard"><text:s text:c="2"/># Close inactive closes the file handler after the predefined period. The period starts when the</text:p>
      <text:p text:style-name="Standard"><text:s text:c="2"/>#last line of the file was, not the file ModTime. Time strings like 2h (2 hours), 5m (5 minutes)</text:p>
      <text:p text:style-name="Standard"><text:s text:c="2"/>#can be used. close_inactive: 5m</text:p>
      <text:p text:style-name="Standard"><text:s text:c="2"/># Close renamed closes a file handler when the file is renamed or rotated. Note: Potential data</text:p>
      <text:p text:style-name="Standard"><text:s text:c="2"/>#loss. Make sure to read and understand the docs for this option. close_renamed: false</text:p>
      <text:p text:style-name="Standard"><text:s text:c="2"/># When enabling this option, a file handler is closed immediately in case a file can't be found</text:p>
      <text:p text:style-name="Standard"><text:s text:c="2"/>#any more. In case the file shows up again later, harvesting will continue at the last known</text:p>
      <text:p text:style-name="Standard"><text:s text:c="2"/>#position after scan_frequency. close_removed: true</text:p>
      <text:p text:style-name="Standard"><text:s text:c="2"/># Closes the file handler as soon as the harvesters reaches the end of the file. By default this</text:p>
      <text:p text:style-name="Standard"><text:s text:c="2"/>#option is disabled. Note: Potential data loss. Make sure to read and understand the docs for this</text:p>
      <text:p text:style-name="Standard"><text:s text:c="2"/>#option. close_eof: false</text:p>
      <text:p text:style-name="Standard"><text:s text:c="2"/>### State options</text:p>
      <text:p text:style-name="Standard"><text:s text:c="2"/># Files for the modification data is older then clean_inactive the state from the registry is</text:p>
      <text:p text:style-name="Standard"><text:s text:c="2"/>#removed By default this is disabled. clean_inactive: 0</text:p>
      <text:p text:style-name="Standard"><text:s text:c="2"/># Removes the state for file which cannot be found on disk anymore immediately clean_removed: true</text:p>
      <text:p text:style-name="Standard"><text:s text:c="2"/>#Close timeout closes the harvester after the predefined time. This is independent if the</text:p>
      <text:p text:style-name="Standard"><text:s text:c="2"/>#harvester did finish reading the file or not. By default this option is disabled. Note: Potential</text:p>
      <text:p text:style-name="Standard"><text:s text:c="2"/>#data loss. Make sure to read and understand the docs for this option. close_timeout: 0</text:p>
      <text:p text:style-name="Standard"><text:s text:c="2"/># Defines if inputs is enabled enabled: true</text:p>
      <text:p text:style-name="Standard">#----------------------------- Stdin input -------------------------------</text:p>
      <text:p text:style-name="Standard"># Configuration to use stdin input - type: stdin ------------------------- Redis slowlog input</text:p>
      <text:p text:style-name="Standard">#---------------------------</text:p>
      <text:p text:style-name="Standard"># Experimental: Config options for the redis slow log input - type: redis</text:p>
      <text:p text:style-name="Standard"><text:s text:c="2"/>#enabled: false</text:p>
      <text:p text:style-name="Standard"><text:s text:c="2"/># List of hosts to pool to retrieve the slow log information. hosts: ["localhost:6379"] How often</text:p>
      <text:p text:style-name="Standard"><text:s text:c="2"/>#the input checks for redis slow log. scan_frequency: 10s</text:p>
      <text:p text:style-name="Standard"><text:s text:c="2"/># Timeout after which time the input should return an error timeout: 1s Network type to be used</text:p>
      <text:p text:style-name="Standard"><text:s text:c="2"/>#for redis connection. Default: tcp network: tcp</text:p>
      <text:p text:style-name="Standard"><text:s text:c="2"/># Max number of concurrent connections. Default: 10 maxconn: 10 Redis AUTH password. Empty by</text:p>
      <text:p text:style-name="Standard"><text:s text:c="2"/>#default. password: foobared</text:p>
      <text:p text:style-name="Standard">#------------------------------ Udp input --------------------------------</text:p>
      <text:p text:style-name="Standard"># Experimental: Config options for the udp input - type: udp</text:p>
      <text:p text:style-name="Standard"><text:s text:c="2"/>#enabled: false</text:p>
      <text:p text:style-name="Standard"><text:s text:c="2"/># Maximum size of the message received over UDP max_message_size: 10KiB Size of the UDP read</text:p>
      <text:p text:style-name="Standard"><text:s text:c="2"/>#buffer in bytes read_buffer: 0</text:p>
      <text:p text:style-name="Standard">#------------------------------ TCP input --------------------------------</text:p>
      <text:p text:style-name="Standard"><text:soft-page-break/># Experimental: Config options for the TCP input - type: tcp</text:p>
      <text:p text:style-name="Standard"><text:s text:c="2"/>#enabled: false</text:p>
      <text:p text:style-name="Standard"><text:s text:c="2"/># The host and port to receive the new event host: "localhost:9000" Character used to split new</text:p>
      <text:p text:style-name="Standard"><text:s text:c="2"/>#message line_delimiter: "\n"</text:p>
      <text:p text:style-name="Standard"><text:s text:c="2"/># Maximum size in bytes of the message received over TCP max_message_size: 20MiB Max number of</text:p>
      <text:p text:style-name="Standard"><text:s text:c="2"/>#concurrent connections, or 0 for no limit. Default: 0 max_connections: 0</text:p>
      <text:p text:style-name="Standard"><text:s text:c="2"/># The number of seconds of inactivity before a remote connection is closed. timeout: 300s Use SSL</text:p>
      <text:p text:style-name="Standard"><text:s text:c="2"/>#settings for TCP. ssl.enabled: true</text:p>
      <text:p text:style-name="Standard"><text:s text:c="2"/># List of supported/valid TLS versions. By default all TLS versions 1.0 up to 1.2 are enabled.</text:p>
      <text:p text:style-name="Standard"><text:s text:c="2"/>#ssl.supported_protocols: [TLSv1.0, TLSv1.1, TLSv1.2]</text:p>
      <text:p text:style-name="Standard"><text:s text:c="2"/># SSL configuration. By default is off. List of root certificates for client verifications</text:p>
      <text:p text:style-name="Standard"><text:s text:c="2"/>#ssl.certificate_authorities: ["/etc/pki/root/ca.pem"]</text:p>
      <text:p text:style-name="Standard"><text:s text:c="2"/># Certificate for SSL server authentication. ssl.certificate: "/etc/pki/client/cert.pem" Server</text:p>
      <text:p text:style-name="Standard"><text:s text:c="2"/>#Certificate Key, ssl.key: "/etc/pki/client/cert.key"</text:p>
      <text:p text:style-name="Standard"><text:s text:c="2"/># Optional passphrase for decrypting the Certificate Key. ssl.key_passphrase: '' Configure cipher</text:p>
      <text:p text:style-name="Standard"><text:s text:c="2"/>#suites to be used for SSL connections. ssl.cipher_suites: []</text:p>
      <text:p text:style-name="Standard"><text:s text:c="2"/># Configure curve types for ECDHE based cipher suites. ssl.curve_types: [] Configure what types of</text:p>
      <text:p text:style-name="Standard"><text:s text:c="2"/>#client authentication are supported. Valid options are `none`, `optional`, and `required`. When</text:p>
      <text:p text:style-name="Standard"><text:s text:c="2"/>#`certificate_authorities` is set it will default to `required` otherwise it will be set to</text:p>
      <text:p text:style-name="Standard"><text:s text:c="2"/>#`none`. ssl.client_authentication: "required"</text:p>
      <text:p text:style-name="Standard">#------------------------------ Syslog input --------------------------------</text:p>
      <text:p text:style-name="Standard"># Experimental: Config options for the Syslog input Accept RFC3164 formatted syslog event via UDP. -</text:p>
      <text:p text:style-name="Standard">#type: syslog</text:p>
      <text:p text:style-name="Standard"><text:s text:c="2"/>#enabled: false protocol.udp:</text:p>
      <text:p text:style-name="Standard"><text:s text:c="4"/># The host and port to receive the new event host: "localhost:9000" Maximum size of the message</text:p>
      <text:p text:style-name="Standard"><text:s text:c="4"/>#received over UDP max_message_size: 10KiB</text:p>
      <text:p text:style-name="Standard"># Accept RFC3164 formatted syslog event via TCP. - type: syslog</text:p>
      <text:p text:style-name="Standard"><text:s text:c="2"/>#enabled: false protocol.tcp:</text:p>
      <text:p text:style-name="Standard"><text:s text:c="4"/># The host and port to receive the new event host: "localhost:9000" Character used to split new</text:p>
      <text:p text:style-name="Standard"><text:s text:c="4"/>#message line_delimiter: "\n"</text:p>
      <text:p text:style-name="Standard"><text:s text:c="4"/># Maximum size in bytes of the message received over TCP max_message_size: 20MiB The number of</text:p>
      <text:p text:style-name="Standard"><text:s text:c="4"/>#seconds of inactivity before a remote connection is closed. timeout: 300s</text:p>
      <text:p text:style-name="Standard"><text:s text:c="4"/># Use SSL settings for TCP. ssl.enabled: true List of supported/valid TLS versions. By default</text:p>
      <text:p text:style-name="Standard"><text:s text:c="4"/>#all TLS versions 1.0 up to 1.2 are enabled. ssl.supported_protocols: [TLSv1.0, TLSv1.1,</text:p>
      <text:p text:style-name="Standard"><text:s text:c="4"/>#TLSv1.2]</text:p>
      <text:p text:style-name="Standard"><text:s text:c="4"/># SSL configuration. By default is off. List of root certificates for client verifications</text:p>
      <text:p text:style-name="Standard"><text:s text:c="4"/>#ssl.certificate_authorities: ["/etc/pki/root/ca.pem"]</text:p>
      <text:p text:style-name="Standard"><text:s text:c="4"/># Certificate for SSL server authentication. ssl.certificate: "/etc/pki/client/cert.pem" Server</text:p>
      <text:p text:style-name="Standard"><text:s text:c="4"/>#Certificate Key, ssl.key: "/etc/pki/client/cert.key"</text:p>
      <text:p text:style-name="Standard"><text:s text:c="4"/># Optional passphrase for decrypting the Certificate Key. ssl.key_passphrase: '' Configure</text:p>
      <text:p text:style-name="Standard"><text:s text:c="4"/>#cipher suites to be used for SSL connections. ssl.cipher_suites: []</text:p>
      <text:p text:style-name="Standard"><text:s text:c="4"/># Configure curve types for ECDHE based cipher suites. ssl.curve_types: [] Configure what types</text:p>
      <text:p text:style-name="Standard"><text:s text:c="4"/>#of client authentication are supported. Valid options are `none`, `optional`, and `required`.</text:p>
      <text:p text:style-name="Standard"><text:s text:c="4"/>#When `certificate_authorities` is set it will default to `required` otherwise it will be set to</text:p>
      <text:p text:style-name="Standard"><text:s text:c="4"/>#`none`. ssl.client_authentication: "required"</text:p>
      <text:p text:style-name="Standard">#------------------------------ Container input -------------------------------- - type: container</text:p>
      <text:p text:style-name="Standard"><text:soft-page-break/><text:s text:c="2"/>#enabled: false</text:p>
      <text:p text:style-name="Standard"><text:s text:c="2"/># Paths for container logs that should be crawled and fetched. paths:</text:p>
      <text:p text:style-name="Standard"><text:s text:c="2"/># <text:s/>-/var/lib/docker/containers/*/*.log Configure stream to filter to a specific stream: stdout,</text:p>
      <text:p text:style-name="Standard"><text:s text:c="2"/># stderr or all (default) stream: all</text:p>
      <text:p text:style-name="Standard">#========================== Filebeat autodiscover ==============================</text:p>
      <text:p text:style-name="Standard"># Autodiscover allows you to detect changes in the system and spawn new modules or inputs as they</text:p>
      <text:p text:style-name="Standard">#happen. filebeat.autodiscover:</text:p>
      <text:p text:style-name="Standard"><text:s text:c="2"/># List of enabled autodiscover providers</text:p>
      <text:p text:style-name="Standard"># <text:s/>providers:</text:p>
      <text:p text:style-name="Standard"># <text:s text:c="3"/>- type: docker</text:p>
      <text:p text:style-name="Standard"># <text:s text:c="5"/>templates:</text:p>
      <text:p text:style-name="Standard"># <text:s text:c="7"/>- condition:</text:p>
      <text:p text:style-name="Standard"># <text:s text:c="11"/>equals.docker.container.image: busybox config: - type: container</text:p>
      <text:p text:style-name="Standard"># <text:s text:c="13"/>paths:</text:p>
      <text:p text:style-name="Standard"># <text:s text:c="15"/>- /var/lib/docker/containers/${data.docker.container.id}/*.log</text:p>
      <text:p text:style-name="Standard">#========================= Filebeat global options ============================</text:p>
      <text:p text:style-name="Standard"># Registry data path. If a relative path is used, it is considered relative to the data path.</text:p>
      <text:p text:style-name="Standard">#filebeat.registry.path: ${path.data}/registry</text:p>
      <text:p text:style-name="Standard"># The permissions mask to apply on registry data, and meta files. The default value is 0600. <text:s/>Must</text:p>
      <text:p text:style-name="Standard">#be a valid Unix-style file permissions mask expressed in octal notation. <text:s/>This option is not</text:p>
      <text:p text:style-name="Standard">#supported on Windows. filebeat.registry.file_permissions: 0600</text:p>
      <text:p text:style-name="Standard"># The timeout value that controls when registry entries are written to disk (flushed). When an</text:p>
      <text:p text:style-name="Standard">#unwritten update exceeds this value, it triggers a write to disk. When flush is set to 0s, the</text:p>
      <text:p text:style-name="Standard">#registry is written to disk after each batch of events has been published successfully. The default</text:p>
      <text:p text:style-name="Standard">#value is 0s. filebeat.registry.flush: 0s</text:p>
      <text:p text:style-name="Standard"># Starting with Filebeat 7.0, the registry uses a new directory format to store Filebeat state.</text:p>
      <text:p text:style-name="Standard">#After you upgrade, Filebeat will automatically migrate a 6.x registry file to use the new directory</text:p>
      <text:p text:style-name="Standard">#format. If you changed filebeat.registry.path while upgrading, set filebeat.registry.migrate_file</text:p>
      <text:p text:style-name="Standard">#to point to the old registry file. filebeat.registry.migrate_file: ${path.data}/registry</text:p>
      <text:p text:style-name="Standard"># By default Ingest pipelines are not updated if a pipeline with the same ID already exists. If this</text:p>
      <text:p text:style-name="Standard">#option is enabled Filebeat overwrites pipelines everytime a new Elasticsearch connection is</text:p>
      <text:p text:style-name="Standard">#established. filebeat.overwrite_pipelines: false</text:p>
      <text:p text:style-name="Standard"># How long filebeat waits on shutdown for the publisher to finish. Default is 0, not waiting.</text:p>
      <text:p text:style-name="Standard">#filebeat.shutdown_timeout: 0</text:p>
      <text:p text:style-name="Standard"># Enable filebeat config reloading filebeat.config:</text:p>
      <text:p text:style-name="Standard"><text:s text:c="2"/>#inputs:</text:p>
      <text:p text:style-name="Standard"><text:s text:c="4"/>#enabled: false path: inputs.d/*.yml reload.enabled: true reload.period: 10s</text:p>
      <text:p text:style-name="Standard"><text:s text:c="2"/>#modules:</text:p>
      <text:p text:style-name="Standard"><text:s text:c="4"/>#enabled: false path: modules.d/*.yml reload.enabled: true reload.period: 10s</text:p>
      <text:p text:style-name="Standard">#================================ General ======================================</text:p>
      <text:p text:style-name="Standard"># The name of the shipper that publishes the network data. It can be used to group all the</text:p>
      <text:p text:style-name="Standard">#transactions sent by a single shipper in the web interface. If this options is not defined, the</text:p>
      <text:p text:style-name="Standard">#hostname is used. name:</text:p>
      <text:p text:style-name="Standard"># The tags of the shipper are included in their own field with each transaction published. Tags make</text:p>
      <text:p text:style-name="Standard">#it easy to group servers by different logical properties. tags: ["service-X", "web-tier"]</text:p>
      <text:p text:style-name="Standard"># Optional fields that you can specify to add additional information to the output. Fields can be</text:p>
      <text:p text:style-name="Standard">#scalar values, arrays, dictionaries, or any nested combination of these. fields:</text:p>
      <text:p text:style-name="Standard"># <text:s/>env: staging If this option is set to true, the custom fields are stored as top-level fields in</text:p>
      <text:p text:style-name="Standard"># the output document instead of being grouped under a fields sub-dictionary. Default is false.</text:p>
      <text:p text:style-name="Standard"><text:soft-page-break/># fields_under_root: false Internal queue configuration for buffering events to be published. queue:</text:p>
      <text:p text:style-name="Standard"><text:s text:c="2"/># Queue type by name (default 'mem') The memory queue will present all available events (up to the</text:p>
      <text:p text:style-name="Standard"><text:s text:c="2"/>#outputs bulk_max_size) to the output, the moment the output is ready to server another batch of</text:p>
      <text:p text:style-name="Standard"><text:s text:c="2"/>#events. mem:</text:p>
      <text:p text:style-name="Standard"><text:s text:c="4"/># Max number of events the queue can buffer. events: 4096 Hints the minimum number of events</text:p>
      <text:p text:style-name="Standard"><text:s text:c="4"/>#stored in the queue, before providing a batch of events to the outputs. The default value is</text:p>
      <text:p text:style-name="Standard"><text:s text:c="4"/>#set to 2048. A value of 0 ensures events are immediately available to be sent to the outputs.</text:p>
      <text:p text:style-name="Standard"><text:s text:c="4"/>#flush.min_events: 2048</text:p>
      <text:p text:style-name="Standard"><text:s text:c="4"/># Maximum duration after which events are available to the outputs, if the number of events</text:p>
      <text:p text:style-name="Standard"><text:s text:c="4"/>#stored in the queue is &lt; `flush.min_events`. flush.timeout: 1s</text:p>
      <text:p text:style-name="Standard"><text:s text:c="2"/># The spool queue will store events in a local spool file, before forwarding the events to the</text:p>
      <text:p text:style-name="Standard"><text:s text:c="2"/># outputs.</text:p>
      <text:p text:style-name="Standard"><text:s text:c="2"/>#</text:p>
      <text:p text:style-name="Standard"><text:s text:c="2"/># Beta: spooling to disk is currently a beta feature. Use with care.</text:p>
      <text:p text:style-name="Standard"><text:s text:c="2"/>#</text:p>
      <text:p text:style-name="Standard"><text:s text:c="2"/># The spool file is a circular buffer, which blocks once the file/buffer is full. Events are put</text:p>
      <text:p text:style-name="Standard"><text:s text:c="2"/>#into a write buffer and flushed once the write buffer is full or the flush_timeout is triggered.</text:p>
      <text:p text:style-name="Standard"><text:s text:c="2"/>#Once ACKed by the output, events are removed immediately from the queue, making space for new</text:p>
      <text:p text:style-name="Standard"><text:s text:c="2"/>#events to be persisted. spool:</text:p>
      <text:p text:style-name="Standard"><text:s text:c="4"/># The file namespace configures the file path and the file creation settings. Once the file</text:p>
      <text:p text:style-name="Standard"><text:s text:c="4"/>#exists, the `size`, `page_size` and `prealloc` settings will have no more effect. file:</text:p>
      <text:p text:style-name="Standard"><text:s text:c="6"/># Location of spool file. The default value is ${path.data}/spool.dat. path:</text:p>
      <text:p text:style-name="Standard"><text:s text:c="6"/>#"${path.data}/spool.dat"</text:p>
      <text:p text:style-name="Standard"><text:s text:c="6"/># Configure file permissions if file is created. The default value is 0600. permissions: 0600</text:p>
      <text:p text:style-name="Standard"><text:s text:c="6"/>#File size hint. The spool blocks, once this limit is reached. The default value is 100 MiB.</text:p>
      <text:p text:style-name="Standard"><text:s text:c="6"/>#size: 100MiB</text:p>
      <text:p text:style-name="Standard"><text:s text:c="6"/># The files page size. A file is split into multiple pages of the same size. The default value</text:p>
      <text:p text:style-name="Standard"><text:s text:c="6"/>#is 4KiB. page_size: 4KiB</text:p>
      <text:p text:style-name="Standard"><text:s text:c="6"/># If prealloc is set, the required space for the file is reserved using truncate. The default</text:p>
      <text:p text:style-name="Standard"><text:s text:c="6"/>#value is true. prealloc: true</text:p>
      <text:p text:style-name="Standard"><text:s text:c="4"/># Spool writer settings Events are serialized into a write buffer. The write buffer is flushed</text:p>
      <text:p text:style-name="Standard"><text:s text:c="4"/>#if: - The buffer limit has been reached. - The configured limit of buffered events is reached.</text:p>
      <text:p text:style-name="Standard"><text:s text:c="4"/>#- The flush timeout is triggered. write:</text:p>
      <text:p text:style-name="Standard"><text:s text:c="6"/># Sets the write buffer size. buffer_size: 1MiB Maximum duration after which events are</text:p>
      <text:p text:style-name="Standard"><text:s text:c="6"/>#flushed if the write buffer is not full yet. The default value is 1s. flush.timeout: 1s</text:p>
      <text:p text:style-name="Standard"><text:s text:c="6"/># Number of maximum buffered events. The write buffer is flushed once the limit is reached.</text:p>
      <text:p text:style-name="Standard"><text:s text:c="6"/>#flush.events: 16384</text:p>
      <text:p text:style-name="Standard"><text:s text:c="6"/># Configure the on-disk event encoding. The encoding can be changed between restarts. Valid</text:p>
      <text:p text:style-name="Standard"><text:s text:c="6"/>#encodings are: json, ubjson, and cbor. codec: cbor</text:p>
      <text:p text:style-name="Standard"><text:s text:c="4"/>#read:</text:p>
      <text:p text:style-name="Standard"><text:s text:c="6"/># Reader flush timeout, waiting for more events to become available, so to fill a complete</text:p>
      <text:p text:style-name="Standard"><text:s text:c="6"/>#batch as required by the outputs. If flush_timeout is 0, all available events are forwarded</text:p>
      <text:p text:style-name="Standard"><text:s text:c="6"/>#to the outputs immediately. The default value is 0s. flush.timeout: 0s</text:p>
      <text:p text:style-name="Standard"># Sets the maximum number of CPUs that can be executing simultaneously. The default is the number of</text:p>
      <text:p text:style-name="Standard">#logical CPUs available in the system. max_procs: ================================ Processors</text:p>
      <text:p text:style-name="Standard">#===================================</text:p>
      <text:p text:style-name="Standard"># Processors are used to reduce the number of fields in the exported event or to enhance the event</text:p>
      <text:p text:style-name="Standard"># with external metadata. This section defines a list of processors that are applied one by one and</text:p>
      <text:p text:style-name="Standard"><text:soft-page-break/># the first one receives the initial event:</text:p>
      <text:p text:style-name="Standard">#</text:p>
      <text:p text:style-name="Standard"># <text:s text:c="2"/>event -&gt; filter1 -&gt; event1 -&gt; filter2 -&gt;event2 ...</text:p>
      <text:p text:style-name="Standard">#</text:p>
      <text:p text:style-name="Standard"># The supported processors are drop_fields, drop_event, include_fields, decode_json_fields, and</text:p>
      <text:p text:style-name="Standard"># add_cloud_metadata.</text:p>
      <text:p text:style-name="Standard">#</text:p>
      <text:p text:style-name="Standard"># For example, you can use the following processors to keep the fields that contain CPU load</text:p>
      <text:p text:style-name="Standard"># percentages, but remove the fields that contain CPU ticks values:</text:p>
      <text:p text:style-name="Standard">#</text:p>
      <text:p text:style-name="Standard">#processors: - include_fields:</text:p>
      <text:p text:style-name="Standard"># <text:s text:c="3"/>fields: ["cpu"] - drop_fields: fields: ["cpu.user", "cpu.system"]</text:p>
      <text:p text:style-name="Standard">#</text:p>
      <text:p text:style-name="Standard"># The following example drops the events that have the HTTP response code 200:</text:p>
      <text:p text:style-name="Standard">#</text:p>
      <text:p text:style-name="Standard">#processors: - drop_event:</text:p>
      <text:p text:style-name="Standard"># <text:s text:c="3"/>when:</text:p>
      <text:p text:style-name="Standard"># <text:s text:c="6"/>equals:</text:p>
      <text:p text:style-name="Standard"># <text:s text:c="10"/>http.code: 200</text:p>
      <text:p text:style-name="Standard">#</text:p>
      <text:p text:style-name="Standard"># The following example renames the field a to b:</text:p>
      <text:p text:style-name="Standard">#</text:p>
      <text:p text:style-name="Standard">#processors: - rename:</text:p>
      <text:p text:style-name="Standard"># <text:s text:c="3"/>fields:</text:p>
      <text:p text:style-name="Standard"># <text:s text:c="6"/>- from: "a"</text:p>
      <text:p text:style-name="Standard"># <text:s text:c="8"/>to: "b"</text:p>
      <text:p text:style-name="Standard">#</text:p>
      <text:p text:style-name="Standard"># The following example tokenizes the string into fields:</text:p>
      <text:p text:style-name="Standard">#</text:p>
      <text:p text:style-name="Standard">#processors: - dissect:</text:p>
      <text:p text:style-name="Standard"># <text:s text:c="3"/>tokenizer: "%{key1} - %{key2}" field: "message" target_prefix: "dissect"</text:p>
      <text:p text:style-name="Standard">#</text:p>
      <text:p text:style-name="Standard"># The following example enriches each event with metadata from the cloud provider about the host</text:p>
      <text:p text:style-name="Standard"># machine. It works on EC2, GCE, DigitalOcean, Tencent Cloud, and Alibaba Cloud.</text:p>
      <text:p text:style-name="Standard">#</text:p>
      <text:p text:style-name="Standard">#processors: - add_cloud_metadata: ~</text:p>
      <text:p text:style-name="Standard">#</text:p>
      <text:p text:style-name="Standard"># The following example enriches each event with the machine's local time zone offset from UTC.</text:p>
      <text:p text:style-name="Standard">#</text:p>
      <text:p text:style-name="Standard">#processors: - add_locale:</text:p>
      <text:p text:style-name="Standard"># <text:s text:c="3"/>format: offset</text:p>
      <text:p text:style-name="Standard">#</text:p>
      <text:p text:style-name="Standard"># The following example enriches each event with docker metadata, it matches given fields to an</text:p>
      <text:p text:style-name="Standard"># existing container id and adds info from that container:</text:p>
      <text:p text:style-name="Standard">#</text:p>
      <text:p text:style-name="Standard">#processors: - add_docker_metadata:</text:p>
      <text:p text:style-name="Standard"># <text:s text:c="3"/>host: "unix:///var/run/docker.sock" match_fields: ["system.process.cgroup.id"] match_pids:</text:p>
      <text:p text:style-name="Standard"># <text:s text:c="3"/>["process.pid", "process.ppid"] match_source: true match_source_index: 4 match_short_id: false</text:p>
      <text:p text:style-name="Standard"># <text:s text:c="3"/>cleanup_timeout: 60 labels.dedot: false</text:p>
      <text:p text:style-name="Standard"># <text:s text:c="3"/># To connect to Docker over TLS you must specify a client and CA certificate. ssl:</text:p>
      <text:p text:style-name="Standard"># <text:s text:c="3"/># <text:s/>certificate_authority: "/etc/pki/root/ca.pem" certificate: "/etc/pki/client/cert.pem" key:</text:p>
      <text:p text:style-name="Standard"><text:soft-page-break/># <text:s text:c="3"/># <text:s/>"/etc/pki/client/cert.key"</text:p>
      <text:p text:style-name="Standard">#</text:p>
      <text:p text:style-name="Standard"># The following example enriches each event with docker metadata, it matches container id from log</text:p>
      <text:p text:style-name="Standard"># path available in `source` field (by default it expects it to be</text:p>
      <text:p text:style-name="Standard"># /var/lib/docker/containers/*/*.log).</text:p>
      <text:p text:style-name="Standard">#</text:p>
      <text:p text:style-name="Standard">#processors: - add_docker_metadata: ~</text:p>
      <text:p text:style-name="Standard">#</text:p>
      <text:p text:style-name="Standard"># The following example enriches each event with host metadata.</text:p>
      <text:p text:style-name="Standard">#</text:p>
      <text:p text:style-name="Standard">#processors: - add_host_metadata:</text:p>
      <text:p text:style-name="Standard"># <text:s text:c="2"/>netinfo.enabled: false</text:p>
      <text:p text:style-name="Standard">#</text:p>
      <text:p text:style-name="Standard"># The following example enriches each event with process metadata using process IDs included in the</text:p>
      <text:p text:style-name="Standard"># event.</text:p>
      <text:p text:style-name="Standard">#</text:p>
      <text:p text:style-name="Standard">#processors: - add_process_metadata:</text:p>
      <text:p text:style-name="Standard"># <text:s text:c="3"/>match_pids: ["system.process.ppid"] target: system.process.parent</text:p>
      <text:p text:style-name="Standard">#</text:p>
      <text:p text:style-name="Standard"># The following example decodes fields containing JSON strings and replaces the strings with valid</text:p>
      <text:p text:style-name="Standard"># JSON objects.</text:p>
      <text:p text:style-name="Standard">#</text:p>
      <text:p text:style-name="Standard">#processors: - decode_json_fields:</text:p>
      <text:p text:style-name="Standard"># <text:s text:c="3"/>fields: ["field1", "field2", ...] process_array: false max_depth: 1 target: "" overwrite_keys:</text:p>
      <text:p text:style-name="Standard"># <text:s text:c="3"/>false</text:p>
      <text:p text:style-name="Standard">#</text:p>
      <text:p text:style-name="Standard">#processors: - decompress_gzip_field:</text:p>
      <text:p text:style-name="Standard"># <text:s text:c="3"/>from: "field1" to: "field2" ignore_missing: false fail_on_error: true</text:p>
      <text:p text:style-name="Standard">#</text:p>
      <text:p text:style-name="Standard"># The following example copies the value of message to message_copied</text:p>
      <text:p text:style-name="Standard">#</text:p>
      <text:p text:style-name="Standard">#processors: - copy_fields:</text:p>
      <text:p text:style-name="Standard"># <text:s text:c="3"/>fields:</text:p>
      <text:p text:style-name="Standard"># <text:s text:c="7"/>- from: message</text:p>
      <text:p text:style-name="Standard"># <text:s text:c="9"/>to: message_copied fail_on_error: true ignore_missing: false</text:p>
      <text:p text:style-name="Standard">#</text:p>
      <text:p text:style-name="Standard"># The following example truncates the value of message to 1024 bytes</text:p>
      <text:p text:style-name="Standard">#</text:p>
      <text:p text:style-name="Standard">#processors: - truncate_fields:</text:p>
      <text:p text:style-name="Standard"># <text:s text:c="3"/>fields:</text:p>
      <text:p text:style-name="Standard"># <text:s text:c="5"/>- message max_bytes: 1024 fail_on_error: false ignore_missing: true</text:p>
      <text:p text:style-name="Standard">#</text:p>
      <text:p text:style-name="Standard"># The following example preserves the raw message under event.original</text:p>
      <text:p text:style-name="Standard">#</text:p>
      <text:p text:style-name="Standard">#processors: - copy_fields:</text:p>
      <text:p text:style-name="Standard"># <text:s text:c="3"/>fields:</text:p>
      <text:p text:style-name="Standard"># <text:s text:c="7"/>- from: message</text:p>
      <text:p text:style-name="Standard"># <text:s text:c="9"/>to: event.original fail_on_error: false ignore_missing: true - truncate_fields: fields: -</text:p>
      <text:p text:style-name="Standard"># <text:s text:c="5"/>event.original max_bytes: 1024 fail_on_error: false ignore_missing: true</text:p>
      <text:p text:style-name="Standard"><text:soft-page-break/># <text:s text:c="5"/>============================= Elastic Cloud ================================== These settings</text:p>
      <text:p text:style-name="Standard"># <text:s text:c="5"/>simplify using Filebeat with the Elastic Cloud (https://cloud.elastic.co/). The cloud.id</text:p>
      <text:p text:style-name="Standard"># <text:s text:c="5"/>setting overwrites the `output.elasticsearch.hosts` and `setup.kibana.host` options. You can</text:p>
      <text:p text:style-name="Standard"># <text:s text:c="5"/>find the `cloud.id` in the Elastic Cloud web UI. cloud.id: The cloud.auth setting overwrites</text:p>
      <text:p text:style-name="Standard"># <text:s text:c="5"/>the `output.elasticsearch.username` and `output.elasticsearch.password` settings. The format</text:p>
      <text:p text:style-name="Standard"># <text:s text:c="5"/>is `&lt;user&gt;:&lt;pass&gt;`. cloud.auth: ================================ Outputs</text:p>
      <text:p text:style-name="Standard"># <text:s text:c="5"/>====================================== Configure what output to use when sending the data</text:p>
      <text:p text:style-name="Standard"># <text:s text:c="5"/>collected by the beat. -------------------------- Elasticsearch output</text:p>
      <text:p text:style-name="Standard"># <text:s text:c="5"/>-------------------------------</text:p>
      <text:p text:style-name="Standard">output.elasticsearch:</text:p>
      <text:p text:style-name="Standard"><text:s text:c="2"/># Boolean flag to enable or disable the output module. enabled: true Array of hosts to connect to.</text:p>
      <text:p text:style-name="Standard"><text:s text:c="2"/># Scheme and port can be left out and will be set to the default (http and 9200) In case you</text:p>
      <text:p text:style-name="Standard"><text:s text:c="2"/># specify and additional path, the scheme is required: http://localhost:9200/path IPv6 addresses</text:p>
      <text:p text:style-name="Standard"><text:s text:c="2"/># should always be defined as: https://[2001:db8::1]:9200</text:p>
      <text:p text:style-name="Standard"><text:s text:c="2"/>hosts: ["10.1.0.4:9200"]</text:p>
      <text:p text:style-name="Standard"><text:s text:c="2"/>username: "elastic"</text:p>
      <text:p text:style-name="Standard"><text:s text:c="2"/>password: "changeme"</text:p>
      <text:p text:style-name="Standard"><text:s text:c="2"/># Set gzip compression level. compression_level: 0 Configure escaping HTML symbols in strings.</text:p>
      <text:p text:style-name="Standard"><text:s text:c="2"/>#escape_html: false</text:p>
      <text:p text:style-name="Standard"><text:s text:c="2"/># Optional protocol and basic auth credentials. protocol: "https" username: "elastic" password:</text:p>
      <text:p text:style-name="Standard"><text:s text:c="2"/>#"changeme"</text:p>
      <text:p text:style-name="Standard"><text:s text:c="2"/># Dictionary of HTTP parameters to pass within the URL with index operations. parameters:</text:p>
      <text:p text:style-name="Standard"><text:s text:c="4"/>#param1: value1 param2: value2</text:p>
      <text:p text:style-name="Standard"><text:s text:c="2"/># Number of workers per Elasticsearch host. worker: 1 Optional index name. The default is</text:p>
      <text:p text:style-name="Standard"><text:s text:c="2"/>#"filebeat" plus date and generates [filebeat-]YYYY.MM.DD keys. In case you modify this pattern</text:p>
      <text:p text:style-name="Standard"><text:s text:c="2"/>#you must update setup.template.name and setup.template.pattern accordingly. index:</text:p>
      <text:p text:style-name="Standard"><text:s text:c="2"/>#"filebeat-%{[agent.version]}-%{+yyyy.MM.dd}"</text:p>
      <text:p text:style-name="Standard"><text:s text:c="2"/># Optional ingest node pipeline. By default no pipeline will be used. pipeline: "" Optional HTTP</text:p>
      <text:p text:style-name="Standard"><text:s text:c="2"/>#path path: "/elasticsearch"</text:p>
      <text:p text:style-name="Standard"><text:s text:c="2"/># Custom HTTP headers to add to each request headers:</text:p>
      <text:p text:style-name="Standard"><text:s text:c="2"/># <text:s/>X-My-Header: Contents of the header Proxy server URL proxy_url: http://proxy:3128 Whether to</text:p>
      <text:p text:style-name="Standard"><text:s text:c="2"/># disable proxy settings for outgoing connections. If true, this takes precedence over both the</text:p>
      <text:p text:style-name="Standard"><text:s text:c="2"/># proxy_url field and any environment settings (HTTP_PROXY, HTTPS_PROXY). The default is false.</text:p>
      <text:p text:style-name="Standard"><text:s text:c="2"/># proxy_disable: false The number of times a particular Elasticsearch index operation is</text:p>
      <text:p text:style-name="Standard"><text:s text:c="2"/># attempted. If the indexing operation doesn't succeed after this many retries, the events are</text:p>
      <text:p text:style-name="Standard"><text:s text:c="2"/># dropped. The default is 3. max_retries: 3 The maximum number of events to bulk in a single</text:p>
      <text:p text:style-name="Standard"><text:s text:c="2"/># Elasticsearch bulk API index request. The default is 50. bulk_max_size: 50 The number of seconds</text:p>
      <text:p text:style-name="Standard"><text:s text:c="2"/># to wait before trying to reconnect to Elasticsearch after a network error. After waiting</text:p>
      <text:p text:style-name="Standard"><text:s text:c="2"/># backoff.init seconds, the Beat tries to reconnect. If the attempt fails, the backoff timer is</text:p>
      <text:p text:style-name="Standard"><text:s text:c="2"/># increased exponentially up to backoff.max. After a successful connection, the backoff timer is</text:p>
      <text:p text:style-name="Standard"><text:s text:c="2"/># reset. The default is 1s. backoff.init: 1s The maximum number of seconds to wait before</text:p>
      <text:p text:style-name="Standard"><text:s text:c="2"/># attempting to connect to Elasticsearch after a network error. The default is 60s. backoff.max:</text:p>
      <text:p text:style-name="Standard"><text:s text:c="2"/># 60s Configure HTTP request timeout before failing a request to Elasticsearch. timeout: 90 Use</text:p>
      <text:p text:style-name="Standard"><text:s text:c="2"/># SSL settings for HTTPS. ssl.enabled: true Configure SSL verification mode. If `none` is</text:p>
      <text:p text:style-name="Standard"><text:s text:c="2"/># configured, all server hosts and certificates will be accepted. In this mode, SSL-based</text:p>
      <text:p text:style-name="Standard"><text:s text:c="2"/># connections are susceptible to man-in-the-middle attacks. Use only for testing. Default is</text:p>
      <text:p text:style-name="Standard"><text:s text:c="2"/># `full`. ssl.verification_mode: full List of supported/valid TLS versions. By default all TLS</text:p>
      <text:p text:style-name="Standard"><text:soft-page-break/><text:s text:c="2"/># versions from 1.0 up to 1.2 are enabled. ssl.supported_protocols: [TLSv1.0, TLSv1.1, TLSv1.2]</text:p>
      <text:p text:style-name="Standard"><text:s text:c="2"/># List of root certificates for HTTPS server verifications ssl.certificate_authorities:</text:p>
      <text:p text:style-name="Standard"><text:s text:c="2"/># ["/etc/pki/root/ca.pem"] Certificate for SSL client authentication ssl.certificate:</text:p>
      <text:p text:style-name="Standard"><text:s text:c="2"/># "/etc/pki/client/cert.pem" Client certificate key ssl.key: "/etc/pki/client/cert.key" Optional</text:p>
      <text:p text:style-name="Standard"><text:s text:c="2"/># passphrase for decrypting the certificate key. ssl.key_passphrase: '' Configure cipher suites to</text:p>
      <text:p text:style-name="Standard"><text:s text:c="2"/># be used for SSL connections ssl.cipher_suites: [] Configure curve types for ECDHE-based cipher</text:p>
      <text:p text:style-name="Standard"><text:s text:c="2"/># suites ssl.curve_types: [] Configure what types of renegotiation are supported. Valid options</text:p>
      <text:p text:style-name="Standard"><text:s text:c="2"/># are never, once, and freely. Default is never. ssl.renegotiation: never</text:p>
      <text:p text:style-name="Standard">#----------------------------- Logstash output --------------------------------- output.logstash:</text:p>
      <text:p text:style-name="Standard"><text:s text:c="2"/># Boolean flag to enable or disable the output module. enabled: true The Logstash hosts hosts:</text:p>
      <text:p text:style-name="Standard"><text:s text:c="2"/>#["localhost:5044"]</text:p>
      <text:p text:style-name="Standard"><text:s text:c="2"/># Number of workers per Logstash host. worker: 1 Set gzip compression level. compression_level: 3</text:p>
      <text:p text:style-name="Standard"><text:s text:c="2"/>#Configure escaping HTML symbols in strings. escape_html: false</text:p>
      <text:p text:style-name="Standard"><text:s text:c="2"/># Optional maximum time to live for a connection to Logstash, after which the connection will be</text:p>
      <text:p text:style-name="Standard"><text:s text:c="2"/># re-established. <text:s/>A value of `0s` (the default) will disable this feature.</text:p>
      <text:p text:style-name="Standard"><text:s text:c="2"/>#</text:p>
      <text:p text:style-name="Standard"><text:s text:c="2"/># Not yet supported for async connections (i.e. with the "pipelining" option set) ttl: 30s</text:p>
      <text:p text:style-name="Standard"><text:s text:c="2"/>#Optionally load-balance events between Logstash hosts. Default is false. loadbalance: false</text:p>
      <text:p text:style-name="Standard"><text:s text:c="2"/># Number of batches to be sent asynchronously to Logstash while processing new batches.</text:p>
      <text:p text:style-name="Standard"><text:s text:c="2"/>#pipelining: 2</text:p>
      <text:p text:style-name="Standard"><text:s text:c="2"/># If enabled only a subset of events in a batch of events is transferred per transaction. <text:s/>The</text:p>
      <text:p text:style-name="Standard"><text:s text:c="2"/>#number of events to be sent increases up to `bulk_max_size` if no error is encountered.</text:p>
      <text:p text:style-name="Standard"><text:s text:c="2"/>#slow_start: false</text:p>
      <text:p text:style-name="Standard"><text:s text:c="2"/># The number of seconds to wait before trying to reconnect to Logstash after a network error.</text:p>
      <text:p text:style-name="Standard"><text:s text:c="2"/>#After waiting backoff.init seconds, the Beat tries to reconnect. If the attempt fails, the</text:p>
      <text:p text:style-name="Standard"><text:s text:c="2"/>#backoff timer is increased exponentially up to backoff.max. After a successful connection, the</text:p>
      <text:p text:style-name="Standard"><text:s text:c="2"/>#backoff timer is reset. The default is 1s. backoff.init: 1s</text:p>
      <text:p text:style-name="Standard"><text:s text:c="2"/># The maximum number of seconds to wait before attempting to connect to Logstash after a network</text:p>
      <text:p text:style-name="Standard"><text:s text:c="2"/>#error. The default is 60s. backoff.max: 60s</text:p>
      <text:p text:style-name="Standard"><text:s text:c="2"/># Optional index name. The default index name is set to filebeat in all lowercase. index:</text:p>
      <text:p text:style-name="Standard"><text:s text:c="2"/>#'filebeat'</text:p>
      <text:p text:style-name="Standard"><text:s text:c="2"/># SOCKS5 proxy server URL proxy_url: socks5://user:password@socks5-server:2233 Resolve names</text:p>
      <text:p text:style-name="Standard"><text:s text:c="2"/>#locally when using a proxy server. Defaults to false. proxy_use_local_resolver: false</text:p>
      <text:p text:style-name="Standard"><text:s text:c="2"/># Enable SSL support. SSL is automatically enabled if any SSL setting is set. ssl.enabled: true</text:p>
      <text:p text:style-name="Standard"><text:s text:c="2"/>#Configure SSL verification mode. If `none` is configured, all server hosts and certificates will</text:p>
      <text:p text:style-name="Standard"><text:s text:c="2"/>#be accepted. In this mode, SSL based connections are susceptible to man-in-the-middle attacks.</text:p>
      <text:p text:style-name="Standard"><text:s text:c="2"/>#Use only for testing. Default is `full`. ssl.verification_mode: full</text:p>
      <text:p text:style-name="Standard"><text:s text:c="2"/># List of supported/valid TLS versions. By default all TLS versions from 1.0 up to 1.2 are</text:p>
      <text:p text:style-name="Standard"><text:s text:c="2"/>#enabled. ssl.supported_protocols: [TLSv1.0, TLSv1.1, TLSv1.2]</text:p>
      <text:p text:style-name="Standard"><text:s text:c="2"/># Optional SSL configuration options. SSL is off by default. List of root certificates for HTTPS</text:p>
      <text:p text:style-name="Standard"><text:s text:c="2"/>#server verifications ssl.certificate_authorities: ["/etc/pki/root/ca.pem"]</text:p>
      <text:p text:style-name="Standard"><text:s text:c="2"/># Certificate for SSL client authentication ssl.certificate: "/etc/pki/client/cert.pem" Client</text:p>
      <text:p text:style-name="Standard"><text:s text:c="2"/>#certificate key ssl.key: "/etc/pki/client/cert.key"</text:p>
      <text:p text:style-name="Standard"><text:s text:c="2"/># Optional passphrase for decrypting the Certificate Key. ssl.key_passphrase: '' Configure cipher</text:p>
      <text:p text:style-name="Standard"><text:s text:c="2"/>#suites to be used for SSL connections ssl.cipher_suites: []</text:p>
      <text:p text:style-name="Standard"><text:s text:c="2"/># Configure curve types for ECDHE-based cipher suites ssl.curve_types: [] Configure what types of</text:p>
      <text:p text:style-name="Standard"><text:s text:c="2"/>#renegotiation are supported. Valid options are never, once, and freely. Default is never.</text:p>
      <text:p text:style-name="Standard"><text:soft-page-break/><text:s text:c="2"/>#ssl.renegotiation: never</text:p>
      <text:p text:style-name="Standard"><text:s text:c="2"/># The number of times to retry publishing an event after a publishing failure. After the specified</text:p>
      <text:p text:style-name="Standard"><text:s text:c="2"/>#number of retries, the events are typically dropped. Some Beats, such as Filebeat and Winlogbeat,</text:p>
      <text:p text:style-name="Standard"><text:s text:c="2"/>#ignore the max_retries setting and retry until all events are published. <text:s/>Set max_retries to a</text:p>
      <text:p text:style-name="Standard"><text:s text:c="2"/>#value less than 0 to retry until all events are published. The default is 3. max_retries: 3</text:p>
      <text:p text:style-name="Standard"><text:s text:c="2"/># The maximum number of events to bulk in a single Logstash request. The default is 2048.</text:p>
      <text:p text:style-name="Standard"><text:s text:c="2"/>#bulk_max_size: 2048</text:p>
      <text:p text:style-name="Standard"><text:s text:c="2"/># The number of seconds to wait for responses from the Logstash server before timing out. The</text:p>
      <text:p text:style-name="Standard"><text:s text:c="2"/>#default is 30s. timeout: 30s</text:p>
      <text:p text:style-name="Standard">#------------------------------- Kafka output ---------------------------------- output.kafka:</text:p>
      <text:p text:style-name="Standard"><text:s text:c="2"/># Boolean flag to enable or disable the output module. enabled: true The list of Kafka broker</text:p>
      <text:p text:style-name="Standard"><text:s text:c="2"/>#addresses from which to fetch the cluster metadata. The cluster metadata contain the actual Kafka</text:p>
      <text:p text:style-name="Standard"><text:s text:c="2"/>#brokers events are published to. hosts: ["localhost:9092"]</text:p>
      <text:p text:style-name="Standard"><text:s text:c="2"/># The Kafka topic used for produced events. The setting can be a format string using any event</text:p>
      <text:p text:style-name="Standard"><text:s text:c="2"/>#field. To set the topic from document type use `%{[type]}`. topic: beats</text:p>
      <text:p text:style-name="Standard"><text:s text:c="2"/># The Kafka event key setting. Use format string to create a unique event key. By default no event</text:p>
      <text:p text:style-name="Standard"><text:s text:c="2"/>#key will be generated. key: ''</text:p>
      <text:p text:style-name="Standard"><text:s text:c="2"/># The Kafka event partitioning strategy. Default hashing strategy is `hash` using the</text:p>
      <text:p text:style-name="Standard"><text:s text:c="2"/>#`output.kafka.key` setting or randomly distributes events if `output.kafka.key` is not</text:p>
      <text:p text:style-name="Standard"><text:s text:c="2"/>#configured. partition.hash:</text:p>
      <text:p text:style-name="Standard"><text:s text:c="4"/># If enabled, events will only be published to partitions with reachable leaders. Default is</text:p>
      <text:p text:style-name="Standard"><text:s text:c="4"/>#false. reachable_only: false</text:p>
      <text:p text:style-name="Standard"><text:s text:c="4"/># Configure alternative event field names used to compute the hash value. If empty</text:p>
      <text:p text:style-name="Standard"><text:s text:c="4"/>#`output.kafka.key` setting will be used. Default value is empty list. hash: []</text:p>
      <text:p text:style-name="Standard"><text:s text:c="2"/># Authentication details. Password is required if username is set. username: '' password: '' Kafka</text:p>
      <text:p text:style-name="Standard"><text:s text:c="2"/>#version Filebeat is assumed to run against. Defaults to the "1.0.0". version: '1.0.0'</text:p>
      <text:p text:style-name="Standard"><text:s text:c="2"/># Configure JSON encoding codec.json:</text:p>
      <text:p text:style-name="Standard"><text:s text:c="4"/># Pretty-print JSON event pretty: false Configure escaping HTML symbols in strings. escape_html:</text:p>
      <text:p text:style-name="Standard"><text:s text:c="4"/>#false</text:p>
      <text:p text:style-name="Standard"><text:s text:c="2"/># Metadata update configuration. Metadata contains leader information used to decide which broker</text:p>
      <text:p text:style-name="Standard"><text:s text:c="2"/>#to use when publishing. metadata:</text:p>
      <text:p text:style-name="Standard"><text:s text:c="4"/># Max metadata request retry attempts when cluster is in middle of leader election. Defaults to</text:p>
      <text:p text:style-name="Standard"><text:s text:c="4"/>#3 retries. retry.max: 3</text:p>
      <text:p text:style-name="Standard"><text:s text:c="4"/># Wait time between retries during leader elections. Default is 250ms. retry.backoff: 250ms</text:p>
      <text:p text:style-name="Standard"><text:s text:c="4"/>#Refresh metadata interval. Defaults to every 10 minutes. refresh_frequency: 10m</text:p>
      <text:p text:style-name="Standard"><text:s text:c="4"/># Strategy for fetching the topics metadata from the broker. Default is false. full: false</text:p>
      <text:p text:style-name="Standard"><text:s text:c="2"/># The number of concurrent load-balanced Kafka output workers. worker: 1 The number of times to</text:p>
      <text:p text:style-name="Standard"><text:s text:c="2"/>#retry publishing an event after a publishing failure. After the specified number of retries,</text:p>
      <text:p text:style-name="Standard"><text:s text:c="2"/>#events are typically dropped. Some Beats, such as Filebeat, ignore the max_retries setting and</text:p>
      <text:p text:style-name="Standard"><text:s text:c="2"/>#retry until all events are published. <text:s/>Set max_retries to a value less than 0 to retry until all</text:p>
      <text:p text:style-name="Standard"><text:s text:c="2"/>#events are published. The default is 3. max_retries: 3</text:p>
      <text:p text:style-name="Standard"><text:s text:c="2"/># The maximum number of events to bulk in a single Kafka request. The default is 2048.</text:p>
      <text:p text:style-name="Standard"><text:s text:c="2"/>#bulk_max_size: 2048</text:p>
      <text:p text:style-name="Standard"><text:s text:c="2"/># Duration to wait before sending bulk Kafka request. 0 is no delay. The default is 0.</text:p>
      <text:p text:style-name="Standard"><text:s text:c="2"/>#bulk_flush_frequency: 0s</text:p>
      <text:p text:style-name="Standard"><text:s text:c="2"/># The number of seconds to wait for responses from the Kafka brokers before timing out. The</text:p>
      <text:p text:style-name="Standard"><text:s text:c="2"/>#default is 30s. timeout: 30s</text:p>
      <text:p text:style-name="Standard"><text:s text:c="2"/># The maximum duration a broker will wait for number of required ACKs. The default is 10s.</text:p>
      <text:p text:style-name="Standard"><text:s text:c="2"/>#broker_timeout: 10s</text:p>
      <text:p text:style-name="Standard"><text:soft-page-break/><text:s text:c="2"/># The number of messages buffered for each Kafka broker. The default is 256. channel_buffer_size:</text:p>
      <text:p text:style-name="Standard"><text:s text:c="2"/>#256</text:p>
      <text:p text:style-name="Standard"><text:s text:c="2"/># The keep-alive period for an active network connection. If 0s, keep-alives are disabled. The</text:p>
      <text:p text:style-name="Standard"><text:s text:c="2"/>#default is 0 seconds. keep_alive: 0</text:p>
      <text:p text:style-name="Standard"><text:s text:c="2"/># Sets the output compression codec. Must be one of none, snappy and gzip. The default is gzip.</text:p>
      <text:p text:style-name="Standard"><text:s text:c="2"/>#compression: gzip</text:p>
      <text:p text:style-name="Standard"><text:s text:c="2"/># Set the compression level. Currently only gzip provides a compression level between 0 and 9. The</text:p>
      <text:p text:style-name="Standard"><text:s text:c="2"/>#default value is chosen by the compression algorithm. compression_level: 4</text:p>
      <text:p text:style-name="Standard"><text:s text:c="2"/># The maximum permitted size of JSON-encoded messages. Bigger messages will be dropped. The</text:p>
      <text:p text:style-name="Standard"><text:s text:c="2"/>#default value is 1000000 (bytes). This value should be equal to or less than the broker's</text:p>
      <text:p text:style-name="Standard"><text:s text:c="2"/>#message.max.bytes. max_message_bytes: 1000000</text:p>
      <text:p text:style-name="Standard"><text:s text:c="2"/># The ACK reliability level required from broker. 0=no response, 1=wait for local commit, -1=wait</text:p>
      <text:p text:style-name="Standard"><text:s text:c="2"/>#for all replicas to commit. The default is 1. <text:s/>Note: If set to 0, no ACKs are returned by Kafka.</text:p>
      <text:p text:style-name="Standard"><text:s text:c="2"/>#Messages might be lost silently on error. required_acks: 1</text:p>
      <text:p text:style-name="Standard"><text:s text:c="2"/># The configurable ClientID used for logging, debugging, and auditing purposes. <text:s/>The default is</text:p>
      <text:p text:style-name="Standard"><text:s text:c="2"/>#"beats". client_id: beats</text:p>
      <text:p text:style-name="Standard"><text:s text:c="2"/># Enable SSL support. SSL is automatically enabled if any SSL setting is set. ssl.enabled: true</text:p>
      <text:p text:style-name="Standard"><text:s text:c="2"/>#Optional SSL configuration options. SSL is off by default. List of root certificates for HTTPS</text:p>
      <text:p text:style-name="Standard"><text:s text:c="2"/>#server verifications ssl.certificate_authorities: ["/etc/pki/root/ca.pem"]</text:p>
      <text:p text:style-name="Standard"><text:s text:c="2"/># Configure SSL verification mode. If `none` is configured, all server hosts and certificates will</text:p>
      <text:p text:style-name="Standard"><text:s text:c="2"/>#be accepted. In this mode, SSL based connections are susceptible to man-in-the-middle attacks.</text:p>
      <text:p text:style-name="Standard"><text:s text:c="2"/>#Use only for testing. Default is `full`. ssl.verification_mode: full</text:p>
      <text:p text:style-name="Standard"><text:s text:c="2"/># List of supported/valid TLS versions. By default all TLS versions from 1.0 up to 1.2 are</text:p>
      <text:p text:style-name="Standard"><text:s text:c="2"/>#enabled. ssl.supported_protocols: [TLSv1.0, TLSv1.1, TLSv1.2]</text:p>
      <text:p text:style-name="Standard"><text:s text:c="2"/># Certificate for SSL client authentication ssl.certificate: "/etc/pki/client/cert.pem" Client</text:p>
      <text:p text:style-name="Standard"><text:s text:c="2"/>#Certificate Key ssl.key: "/etc/pki/client/cert.key"</text:p>
      <text:p text:style-name="Standard"><text:s text:c="2"/># Optional passphrase for decrypting the Certificate Key. ssl.key_passphrase: '' Configure cipher</text:p>
      <text:p text:style-name="Standard"><text:s text:c="2"/>#suites to be used for SSL connections ssl.cipher_suites: []</text:p>
      <text:p text:style-name="Standard"><text:s text:c="2"/># Configure curve types for ECDHE-based cipher suites ssl.curve_types: [] Configure what types of</text:p>
      <text:p text:style-name="Standard"><text:s text:c="2"/>#renegotiation are supported. Valid options are never, once, and freely. Default is never.</text:p>
      <text:p text:style-name="Standard"><text:s text:c="2"/>#ssl.renegotiation: never</text:p>
      <text:p text:style-name="Standard">#------------------------------- Redis output ---------------------------------- output.redis:</text:p>
      <text:p text:style-name="Standard"><text:s text:c="2"/># Boolean flag to enable or disable the output module. enabled: true Configure JSON encoding</text:p>
      <text:p text:style-name="Standard"><text:s text:c="2"/>#codec.json:</text:p>
      <text:p text:style-name="Standard"><text:s text:c="4"/># Pretty print json event pretty: false Configure escaping HTML symbols in strings. escape_html:</text:p>
      <text:p text:style-name="Standard"><text:s text:c="4"/>#false</text:p>
      <text:p text:style-name="Standard"><text:s text:c="2"/># The list of Redis servers to connect to. If load-balancing is enabled, the events are</text:p>
      <text:p text:style-name="Standard"><text:s text:c="2"/>#distributed to the servers in the list. If one server becomes unreachable, the events are</text:p>
      <text:p text:style-name="Standard"><text:s text:c="2"/>#distributed to the reachable servers only. hosts: ["localhost:6379"]</text:p>
      <text:p text:style-name="Standard"><text:s text:c="2"/># The name of the Redis list or channel the events are published to. The default is filebeat. key:</text:p>
      <text:p text:style-name="Standard"><text:s text:c="2"/>#filebeat</text:p>
      <text:p text:style-name="Standard"><text:s text:c="2"/># The password to authenticate to Redis with. The default is no authentication. password: The</text:p>
      <text:p text:style-name="Standard"><text:s text:c="2"/>#Redis database number where the events are published. The default is 0. db: 0</text:p>
      <text:p text:style-name="Standard"><text:s text:c="2"/># The Redis data type to use for publishing events. If the data type is list, the Redis RPUSH</text:p>
      <text:p text:style-name="Standard"><text:s text:c="2"/>#command is used. If the data type is channel, the Redis PUBLISH command is used. The default</text:p>
      <text:p text:style-name="Standard"><text:s text:c="2"/>#value is list. datatype: list</text:p>
      <text:p text:style-name="Standard"><text:s text:c="2"/># The number of workers to use for each host configured to publish events to Redis. Use this</text:p>
      <text:p text:style-name="Standard"><text:s text:c="2"/>#setting along with the loadbalance option. For example, if you have 2 hosts and 3 workers, in</text:p>
      <text:p text:style-name="Standard"><text:soft-page-break/><text:s text:c="2"/>#total 6 workers are started (3 for each host). worker: 1</text:p>
      <text:p text:style-name="Standard"><text:s text:c="2"/># If set to true and multiple hosts or workers are configured, the output plugin load balances</text:p>
      <text:p text:style-name="Standard"><text:s text:c="2"/>#published events onto all Redis hosts. If set to false, the output plugin sends all events to</text:p>
      <text:p text:style-name="Standard"><text:s text:c="2"/>#only one host (determined at random) and will switch to another host if the currently selected</text:p>
      <text:p text:style-name="Standard"><text:s text:c="2"/>#one becomes unreachable. The default value is true. loadbalance: true</text:p>
      <text:p text:style-name="Standard"><text:s text:c="2"/># The Redis connection timeout in seconds. The default is 5 seconds. timeout: 5s The number of</text:p>
      <text:p text:style-name="Standard"><text:s text:c="2"/>#times to retry publishing an event after a publishing failure. After the specified number of</text:p>
      <text:p text:style-name="Standard"><text:s text:c="2"/>#retries, the events are typically dropped. Some Beats, such as Filebeat, ignore the max_retries</text:p>
      <text:p text:style-name="Standard"><text:s text:c="2"/>#setting and retry until all events are published. Set max_retries to a value less than 0 to retry</text:p>
      <text:p text:style-name="Standard"><text:s text:c="2"/>#until all events are published. The default is 3. max_retries: 3</text:p>
      <text:p text:style-name="Standard"><text:s text:c="2"/># The number of seconds to wait before trying to reconnect to Redis after a network error. After</text:p>
      <text:p text:style-name="Standard"><text:s text:c="2"/>#waiting backoff.init seconds, the Beat tries to reconnect. If the attempt fails, the backoff</text:p>
      <text:p text:style-name="Standard"><text:s text:c="2"/>#timer is increased exponentially up to backoff.max. After a successful connection, the backoff</text:p>
      <text:p text:style-name="Standard"><text:s text:c="2"/>#timer is reset. The default is 1s. backoff.init: 1s</text:p>
      <text:p text:style-name="Standard"><text:s text:c="2"/># The maximum number of seconds to wait before attempting to connect to Redis after a network</text:p>
      <text:p text:style-name="Standard"><text:s text:c="2"/>#error. The default is 60s. backoff.max: 60s</text:p>
      <text:p text:style-name="Standard"><text:s text:c="2"/># The maximum number of events to bulk in a single Redis request or pipeline. The default is 2048.</text:p>
      <text:p text:style-name="Standard"><text:s text:c="2"/>#bulk_max_size: 2048</text:p>
      <text:p text:style-name="Standard"><text:s text:c="2"/># The URL of the SOCKS5 proxy to use when connecting to the Redis servers. The value must be a URL</text:p>
      <text:p text:style-name="Standard"><text:s text:c="2"/>#with a scheme of socks5://. proxy_url:</text:p>
      <text:p text:style-name="Standard"><text:s text:c="2"/># This option determines whether Redis hostnames are resolved locally when using a proxy. The</text:p>
      <text:p text:style-name="Standard"><text:s text:c="2"/>#default value is false, which means that name resolution occurs on the proxy server.</text:p>
      <text:p text:style-name="Standard"><text:s text:c="2"/>#proxy_use_local_resolver: false</text:p>
      <text:p text:style-name="Standard"><text:s text:c="2"/># Enable SSL support. SSL is automatically enabled, if any SSL setting is set. ssl.enabled: true</text:p>
      <text:p text:style-name="Standard"><text:s text:c="2"/>#Configure SSL verification mode. If `none` is configured, all server hosts and certificates will</text:p>
      <text:p text:style-name="Standard"><text:s text:c="2"/>#be accepted. In this mode, SSL based connections are susceptible to man-in-the-middle attacks.</text:p>
      <text:p text:style-name="Standard"><text:s text:c="2"/>#Use only for testing. Default is `full`. ssl.verification_mode: full</text:p>
      <text:p text:style-name="Standard"><text:s text:c="2"/># List of supported/valid TLS versions. By default all TLS versions 1.0 up to 1.2 are enabled.</text:p>
      <text:p text:style-name="Standard"><text:s text:c="2"/>#ssl.supported_protocols: [TLSv1.0, TLSv1.1, TLSv1.2]</text:p>
      <text:p text:style-name="Standard"><text:s text:c="2"/># Optional SSL configuration options. SSL is off by default. List of root certificates for HTTPS</text:p>
      <text:p text:style-name="Standard"><text:s text:c="2"/>#server verifications ssl.certificate_authorities: ["/etc/pki/root/ca.pem"]</text:p>
      <text:p text:style-name="Standard"><text:s text:c="2"/># Certificate for SSL client authentication ssl.certificate: "/etc/pki/client/cert.pem" Client</text:p>
      <text:p text:style-name="Standard"><text:s text:c="2"/>#Certificate Key ssl.key: "/etc/pki/client/cert.key"</text:p>
      <text:p text:style-name="Standard"><text:s text:c="2"/># Optional passphrase for decrypting the Certificate Key. ssl.key_passphrase: '' Configure cipher</text:p>
      <text:p text:style-name="Standard"><text:s text:c="2"/>#suites to be used for SSL connections ssl.cipher_suites: []</text:p>
      <text:p text:style-name="Standard"><text:s text:c="2"/># Configure curve types for ECDHE based cipher suites ssl.curve_types: [] Configure what types of</text:p>
      <text:p text:style-name="Standard"><text:s text:c="2"/>#renegotiation are supported. Valid options are never, once, and freely. Default is never.</text:p>
      <text:p text:style-name="Standard"><text:s text:c="2"/>#ssl.renegotiation: never</text:p>
      <text:p text:style-name="Standard">#------------------------------- File output ----------------------------------- output.file:</text:p>
      <text:p text:style-name="Standard"><text:s text:c="2"/># Boolean flag to enable or disable the output module. enabled: true Configure JSON encoding</text:p>
      <text:p text:style-name="Standard"><text:s text:c="2"/>#codec.json:</text:p>
      <text:p text:style-name="Standard"><text:s text:c="4"/># Pretty-print JSON event pretty: false Configure escaping HTML symbols in strings. escape_html:</text:p>
      <text:p text:style-name="Standard"><text:s text:c="4"/>#false</text:p>
      <text:p text:style-name="Standard"><text:s text:c="2"/># Path to the directory where to save the generated files. The option is mandatory. path:</text:p>
      <text:p text:style-name="Standard"><text:s text:c="2"/>#"/tmp/filebeat"</text:p>
      <text:p text:style-name="Standard"><text:s text:c="2"/># Name of the generated files. The default is `filebeat` and it generates files: `filebeat`,</text:p>
      <text:p text:style-name="Standard"><text:s text:c="2"/>#`filebeat.1`, `filebeat.2`, etc. filename: filebeat</text:p>
      <text:p text:style-name="Standard"><text:s text:c="2"/># Maximum size in kilobytes of each file. When this size is reached, and on every Filebeat</text:p>
      <text:p text:style-name="Standard"><text:soft-page-break/><text:s text:c="2"/>#restart, the files are rotated. The default value is 10240 kB. rotate_every_kb: 10000</text:p>
      <text:p text:style-name="Standard"><text:s text:c="2"/># Maximum number of files under path. When this number of files is reached, the oldest file is</text:p>
      <text:p text:style-name="Standard"><text:s text:c="2"/>#deleted and the rest are shifted from last to first. The default is 7 files. number_of_files: 7</text:p>
      <text:p text:style-name="Standard"><text:s text:c="2"/># Permissions to use for file creation. The default is 0600. permissions: 0600</text:p>
      <text:p text:style-name="Standard">#----------------------------- Console output --------------------------------- output.console:</text:p>
      <text:p text:style-name="Standard"><text:s text:c="2"/># Boolean flag to enable or disable the output module. enabled: true Configure JSON encoding</text:p>
      <text:p text:style-name="Standard"><text:s text:c="2"/>#codec.json:</text:p>
      <text:p text:style-name="Standard"><text:s text:c="4"/># Pretty-print JSON event pretty: false Configure escaping HTML symbols in strings. escape_html:</text:p>
      <text:p text:style-name="Standard"><text:s text:c="4"/>#false</text:p>
      <text:p text:style-name="Standard">#================================= Paths ======================================</text:p>
      <text:p text:style-name="Standard"># The home path for the Filebeat installation. This is the default base path for all other path</text:p>
      <text:p text:style-name="Standard">#settings and for miscellaneous files that come with the distribution (for example, the sample</text:p>
      <text:p text:style-name="Standard">#dashboards). If not set by a CLI flag or in the configuration file, the default for the home path</text:p>
      <text:p text:style-name="Standard">#is the location of the binary. path.home:</text:p>
      <text:p text:style-name="Standard"># The configuration path for the Filebeat installation. This is the default base path for</text:p>
      <text:p text:style-name="Standard">#configuration files, including the main YAML configuration file and the Elasticsearch template</text:p>
      <text:p text:style-name="Standard">#file. If not set by a CLI flag or in the configuration file, the default for the configuration path</text:p>
      <text:p text:style-name="Standard">#is the home path. path.config: ${path.home}</text:p>
      <text:p text:style-name="Standard"># The data path for the Filebeat installation. This is the default base path for all the files in</text:p>
      <text:p text:style-name="Standard">#which Filebeat needs to store its data. If not set by a CLI flag or in the configuration file, the</text:p>
      <text:p text:style-name="Standard">#default for the data path is a data subdirectory inside the home path. path.data: ${path.home}/data</text:p>
      <text:p text:style-name="Standard"># The logs path for a Filebeat installation. This is the default location for the Beat's log files.</text:p>
      <text:p text:style-name="Standard">#If not set by a CLI flag or in the configuration file, the default for the logs path is a logs</text:p>
      <text:p text:style-name="Standard">#subdirectory inside the home path. path.logs: ${path.home}/logs ================================</text:p>
      <text:p text:style-name="Standard">#Keystore ==========================================</text:p>
      <text:p text:style-name="Standard"># Location of the Keystore containing the keys and their sensitive values. keystore.path:</text:p>
      <text:p text:style-name="Standard">#"${path.config}/beats.keystore" ============================== Dashboards</text:p>
      <text:p text:style-name="Standard">#=====================================</text:p>
      <text:p text:style-name="Standard"># These settings control loading the sample dashboards to the Kibana index. Loading the dashboards</text:p>
      <text:p text:style-name="Standard">#are disabled by default and can be enabled either by setting the options here, or by using the</text:p>
      <text:p text:style-name="Standard">#`-setup` CLI flag or the `setup` command. setup.dashboards.enabled: false</text:p>
      <text:p text:style-name="Standard"># The directory from where to read the dashboards. The default is the `kibana` folder in the home</text:p>
      <text:p text:style-name="Standard">#path. setup.dashboards.directory: ${path.home}/kibana</text:p>
      <text:p text:style-name="Standard"># The URL from where to download the dashboards archive. It is used instead of the directory if it</text:p>
      <text:p text:style-name="Standard">#has a value. setup.dashboards.url:</text:p>
      <text:p text:style-name="Standard"># The file archive (zip file) from where to read the dashboards. It is used instead of the directory</text:p>
      <text:p text:style-name="Standard">#when it has a value. setup.dashboards.file:</text:p>
      <text:p text:style-name="Standard"># In case the archive contains the dashboards from multiple Beats, this lets you select which one to</text:p>
      <text:p text:style-name="Standard">#load. You can load all the dashboards in the archive by setting this to the empty string.</text:p>
      <text:p text:style-name="Standard">#setup.dashboards.beat: filebeat</text:p>
      <text:p text:style-name="Standard"># The name of the Kibana index to use for setting the configuration. Default is ".kibana"</text:p>
      <text:p text:style-name="Standard">#setup.dashboards.kibana_index: .kibana</text:p>
      <text:p text:style-name="Standard"># The Elasticsearch index name. This overwrites the index name defined in the dashboards and index</text:p>
      <text:p text:style-name="Standard">#pattern. Example: testbeat-* setup.dashboards.index:</text:p>
      <text:p text:style-name="Standard"># Always use the Kibana API for loading the dashboards instead of autodetecting how to install the</text:p>
      <text:p text:style-name="Standard">#dashboards by first querying Elasticsearch. setup.dashboards.always_kibana: false</text:p>
      <text:p text:style-name="Standard"># If true and Kibana is not reachable at the time when dashboards are loaded, it will retry to</text:p>
      <text:p text:style-name="Standard"><text:soft-page-break/>#reconnect to Kibana instead of exiting with an error. setup.dashboards.retry.enabled: false</text:p>
      <text:p text:style-name="Standard"># Duration interval between Kibana connection retries. setup.dashboards.retry.interval: 1s Maximum</text:p>
      <text:p text:style-name="Standard">#number of retries before exiting with an error, 0 for unlimited retrying.</text:p>
      <text:p text:style-name="Standard">#setup.dashboards.retry.maximum: 0 ============================== Template</text:p>
      <text:p text:style-name="Standard">#=====================================</text:p>
      <text:p text:style-name="Standard"># A template is used to set the mapping in Elasticsearch By default template loading is enabled and</text:p>
      <text:p text:style-name="Standard">#the template is loaded. These settings can be adjusted to load your own template or overwrite</text:p>
      <text:p text:style-name="Standard">#existing ones. Set to false to disable template loading. setup.template.enabled: true</text:p>
      <text:p text:style-name="Standard"># Template name. By default the template name is "filebeat-%{[agent.version]}" The template name and</text:p>
      <text:p text:style-name="Standard">#pattern has to be set in case the Elasticsearch index pattern is modified. setup.template.name:</text:p>
      <text:p text:style-name="Standard">#"filebeat-%{[agent.version]}"</text:p>
      <text:p text:style-name="Standard"># Template pattern. By default the template pattern is "-%{[agent.version]}-*" to apply to the</text:p>
      <text:p text:style-name="Standard">#default index settings. The first part is the version of the beat and then -* is used to match all</text:p>
      <text:p text:style-name="Standard">#daily indices. The template name and pattern has to be set in case the Elasticsearch index pattern</text:p>
      <text:p text:style-name="Standard">#is modified. setup.template.pattern: "filebeat-%{[agent.version]}-*"</text:p>
      <text:p text:style-name="Standard"># Path to fields.yml file to generate the template setup.template.fields:</text:p>
      <text:p text:style-name="Standard">#"${path.config}/fields.yml"</text:p>
      <text:p text:style-name="Standard"># A list of fields to be added to the template and Kibana index pattern. Also specify</text:p>
      <text:p text:style-name="Standard">#setup.template.overwrite: true to overwrite the existing template. This setting is experimental.</text:p>
      <text:p text:style-name="Standard">#setup.template.append_fields: - name: field_name</text:p>
      <text:p text:style-name="Standard"># <text:s/>type: field_type Enable JSON template loading. If this is enabled, the fields.yml is ignored.</text:p>
      <text:p text:style-name="Standard">#setup.template.json.enabled: false</text:p>
      <text:p text:style-name="Standard"># Path to the JSON template file setup.template.json.path: "${path.config}/template.json" Name under</text:p>
      <text:p text:style-name="Standard">#which the template is stored in Elasticsearch setup.template.json.name: ""</text:p>
      <text:p text:style-name="Standard"># Overwrite existing template setup.template.overwrite: false Elasticsearch template settings</text:p>
      <text:p text:style-name="Standard">setup.template.settings:</text:p>
      <text:p text:style-name="Standard"><text:s text:c="2"/># A dictionary of settings to place into the settings.index dictionary of the Elasticsearch</text:p>
      <text:p text:style-name="Standard"><text:s text:c="2"/>#template. For more details, please check</text:p>
      <text:p text:style-name="Standard"><text:s text:c="2"/>#https://www.elastic.co/guide/en/elasticsearch/reference/current/mapping.html index:</text:p>
      <text:p text:style-name="Standard"><text:s text:c="4"/>#number_of_shards: 1 codec: best_compression number_of_routing_shards: 30</text:p>
      <text:p text:style-name="Standard"><text:s text:c="2"/># A dictionary of settings for the _source field. For more details, please check</text:p>
      <text:p text:style-name="Standard"><text:s text:c="2"/>#https://www.elastic.co/guide/en/elasticsearch/reference/current/mapping-source-field.html</text:p>
      <text:p text:style-name="Standard"><text:s text:c="2"/>#_source:</text:p>
      <text:p text:style-name="Standard"><text:s text:c="4"/>#enabled: false</text:p>
      <text:p text:style-name="Standard">#============================== Setup ILM =====================================</text:p>
      <text:p text:style-name="Standard"># Configure index lifecycle management (ILM). These settings create a write alias and add additional</text:p>
      <text:p text:style-name="Standard">#settings to the index template. When ILM is enabled, output.elasticsearch.index is ignored, and the</text:p>
      <text:p text:style-name="Standard">#write alias is used to set the index name. Enable ILM support. Valid values are true, false, and</text:p>
      <text:p text:style-name="Standard">#auto. When set to auto (the default), the Beat uses index lifecycle management when it connects to</text:p>
      <text:p text:style-name="Standard">#a cluster that supports ILM; otherwise, it creates daily indices. setup.ilm.enabled: auto</text:p>
      <text:p text:style-name="Standard"># Set the prefix used in the index lifecycle write alias name. The default alias name is</text:p>
      <text:p text:style-name="Standard">#'filebeat-%{[agent.version]}'. setup.ilm.rollover_alias: "filebeat"</text:p>
      <text:p text:style-name="Standard"># Set the rollover index pattern. The default is "%{now/d}-000001". setup.ilm.pattern:</text:p>
      <text:p text:style-name="Standard">#"{now/d}-000001"</text:p>
      <text:p text:style-name="Standard"># Set the lifecycle policy name. The default policy name is 'filebeat-%{[agent.version]}'.</text:p>
      <text:p text:style-name="Standard">#setup.ilm.policy_name: "mypolicy"</text:p>
      <text:p text:style-name="Standard"># The path to a JSON file that contains a lifecycle policy configuration. Used to load your own</text:p>
      <text:p text:style-name="Standard"><text:soft-page-break/>#lifecycle policy. setup.ilm.policy_file:</text:p>
      <text:p text:style-name="Standard"># Disable the check for an existing lifecycle policy. The default is false. If you disable this</text:p>
      <text:p text:style-name="Standard">#check, set setup.ilm.overwrite: true so the lifecycle policy can be installed.</text:p>
      <text:p text:style-name="Standard">#setup.ilm.check_exists: false</text:p>
      <text:p text:style-name="Standard"># Overwrite the lifecycle policy at startup. The default is false. setup.ilm.overwrite: false</text:p>
      <text:p text:style-name="Standard">#============================== Kibana =====================================</text:p>
      <text:p text:style-name="Standard"># Starting with Beats version 6.0.0, the dashboards are loaded via the Kibana API. This requires a</text:p>
      <text:p text:style-name="Standard"># Kibana endpoint configuration.</text:p>
      <text:p text:style-name="Standard">setup.kibana:</text:p>
      <text:p text:style-name="Standard"><text:s text:c="2"/>host: "10.1.0.4:5601" # TODO: Change this to the IP address of your ELK server</text:p>
      <text:p text:style-name="Standard"><text:s text:c="2"/># Kibana Host Scheme and port can be left out and will be set to the default (http and 5601) In</text:p>
      <text:p text:style-name="Standard"><text:s text:c="2"/>#case you specify and additional path, the scheme is required: http://localhost:5601/path IPv6</text:p>
      <text:p text:style-name="Standard"><text:s text:c="2"/>#addresses should always be defined as: https://[2001:db8::1]:5601 host: "localhost:5601"</text:p>
      <text:p text:style-name="Standard"><text:s text:c="2"/># Optional protocol and basic auth credentials. protocol: "https" username: "elastic" password:</text:p>
      <text:p text:style-name="Standard"><text:s text:c="2"/>#"changeme"</text:p>
      <text:p text:style-name="Standard"><text:s text:c="2"/># Optional HTTP path path: "" Use SSL settings for HTTPS. Default is true. ssl.enabled: true</text:p>
      <text:p text:style-name="Standard"><text:s text:c="2"/>#Configure SSL verification mode. If `none` is configured, all server hosts and certificates will</text:p>
      <text:p text:style-name="Standard"><text:s text:c="2"/>#be accepted. In this mode, SSL based connections are susceptible to man-in-the-middle attacks.</text:p>
      <text:p text:style-name="Standard"><text:s text:c="2"/>#Use only for testing. Default is `full`. ssl.verification_mode: full</text:p>
      <text:p text:style-name="Standard"><text:s text:c="2"/># List of supported/valid TLS versions. By default all TLS versions from 1.0 up to 1.2 are</text:p>
      <text:p text:style-name="Standard"><text:s text:c="2"/>#enabled. ssl.supported_protocols: [TLSv1.0, TLSv1.1, TLSv1.2]</text:p>
      <text:p text:style-name="Standard"><text:s text:c="2"/># SSL configuration. The default is off. List of root certificates for HTTPS server verifications</text:p>
      <text:p text:style-name="Standard"><text:s text:c="2"/>#ssl.certificate_authorities: ["/etc/pki/root/ca.pem"]</text:p>
      <text:p text:style-name="Standard"><text:s text:c="2"/># Certificate for SSL client authentication ssl.certificate: "/etc/pki/client/cert.pem" Client</text:p>
      <text:p text:style-name="Standard"><text:s text:c="2"/>#certificate key ssl.key: "/etc/pki/client/cert.key"</text:p>
      <text:p text:style-name="Standard"><text:s text:c="2"/># Optional passphrase for decrypting the certificate key. ssl.key_passphrase: '' Configure cipher</text:p>
      <text:p text:style-name="Standard"><text:s text:c="2"/>#suites to be used for SSL connections ssl.cipher_suites: []</text:p>
      <text:p text:style-name="Standard"><text:s text:c="2"/># Configure curve types for ECDHE-based cipher suites ssl.curve_types: []</text:p>
      <text:p text:style-name="Standard">#================================ Logging ======================================</text:p>
      <text:p text:style-name="Standard"># There are four options for the log output: file, stderr, syslog, eventlog The file output is the</text:p>
      <text:p text:style-name="Standard">#default. Sets log level. The default log level is info. Available log levels are: error, warning,</text:p>
      <text:p text:style-name="Standard">#info, debug logging.level: info</text:p>
      <text:p text:style-name="Standard"># Enable debug output for selected components. To enable all selectors use ["*"] Other available</text:p>
      <text:p text:style-name="Standard">#selectors are "beat", "publish", "service" Multiple selectors can be chained. logging.selectors: [</text:p>
      <text:p text:style-name="Standard">#]</text:p>
      <text:p text:style-name="Standard"># Send all logging output to stderr. The default is false. logging.to_stderr: false Send all logging</text:p>
      <text:p text:style-name="Standard">#output to syslog. The default is false. logging.to_syslog: false</text:p>
      <text:p text:style-name="Standard"># Send all logging output to Windows Event Logs. The default is false. logging.to_eventlog: false If</text:p>
      <text:p text:style-name="Standard">#enabled, Filebeat periodically logs its internal metrics that have changed in the last period. For</text:p>
      <text:p text:style-name="Standard">#each metric that changed, the delta from the value at the beginning of the period is logged. Also,</text:p>
      <text:p text:style-name="Standard">#the total values for all non-zero internal metrics are logged on shutdown. The default is true.</text:p>
      <text:p text:style-name="Standard">#logging.metrics.enabled: true</text:p>
      <text:p text:style-name="Standard"># The period after which to log the internal metrics. The default is 30s. logging.metrics.period:</text:p>
      <text:p text:style-name="Standard">#30s</text:p>
      <text:p text:style-name="Standard"># Logging to rotating files. Set logging.to_files to false to disable logging to files.</text:p>
      <text:p text:style-name="Standard">logging.to_files: true</text:p>
      <text:p text:style-name="Standard">logging.files:</text:p>
      <text:p text:style-name="Standard"><text:s text:c="2"/># Configure the path where the logs are written. The default is the logs directory under the home</text:p>
      <text:p text:style-name="Standard"><text:s text:c="2"/>#path (the binary location). path: /var/log/filebeat</text:p>
      <text:p text:style-name="Standard"><text:s text:c="2"/># The name of the files where the logs are written to. name: filebeat Configure log file size</text:p>
      <text:p text:style-name="Standard"><text:soft-page-break/><text:s text:c="2"/>#limit. If limit is reached, log file will be automatically rotated rotateeverybytes: 10485760 # =</text:p>
      <text:p text:style-name="Standard"><text:s text:c="2"/>#10MB</text:p>
      <text:p text:style-name="Standard"><text:s text:c="2"/># Number of rotated log files to keep. Oldest files will be deleted first. keepfiles: 7 The</text:p>
      <text:p text:style-name="Standard"><text:s text:c="2"/>#permissions mask to apply when rotating log files. The default value is 0600. Must be a valid</text:p>
      <text:p text:style-name="Standard"><text:s text:c="2"/>#Unix-style file permissions mask expressed in octal notation. permissions: 0600</text:p>
      <text:p text:style-name="Standard"><text:s text:c="2"/># Enable log file rotation on time intervals in addition to size-based rotation. Intervals must be</text:p>
      <text:p text:style-name="Standard"><text:s text:c="2"/>#at least 1s. Values of 1m, 1h, 24h, 7*24h, 30*24h, and 365*24h are boundary-aligned with minutes,</text:p>
      <text:p text:style-name="Standard"><text:s text:c="2"/>#hours, days, weeks, months, and years as reported by the local system clock. All other intervals</text:p>
      <text:p text:style-name="Standard"><text:s text:c="2"/>#are calculated from the Unix epoch. Defaults to disabled. interval: 0</text:p>
      <text:p text:style-name="Standard"><text:s text:c="2"/># Rotate existing logs on startup rather than appending to the existing file. Defaults to true.</text:p>
      <text:p text:style-name="Standard"><text:s text:c="2"/># rotateonstartup: true</text:p>
      <text:p text:style-name="Standard"># Set to true to log messages in JSON format. logging.json: false ==============================</text:p>
      <text:p text:style-name="Standard">#X-Pack Monitoring ===============================</text:p>
      <text:p text:style-name="Standard"># Filebeat can export internal metrics to a central Elasticsearch monitoring cluster. <text:s/>This requires</text:p>
      <text:p text:style-name="Standard">#xpack monitoring to be enabled in Elasticsearch. <text:s/>The reporting is disabled by default. Set to true</text:p>
      <text:p text:style-name="Standard">#to enable the monitoring reporter. monitoring.enabled: false</text:p>
      <text:p text:style-name="Standard"># Sets the UUID of the Elasticsearch cluster under which monitoring data for this Filebeat instance</text:p>
      <text:p text:style-name="Standard">#will appear in the Stack Monitoring UI. If output.elasticsearch is enabled, the UUID is derived</text:p>
      <text:p text:style-name="Standard">#from the Elasticsearch cluster referenced by output.elasticsearch. monitoring.cluster_uuid:</text:p>
      <text:p text:style-name="Standard"># Uncomment to send the metrics to Elasticsearch. Most settings from the Elasticsearch output are</text:p>
      <text:p text:style-name="Standard">#accepted here as well. Note that the settings should point to your Elasticsearch *monitoring*</text:p>
      <text:p text:style-name="Standard">#cluster. Any setting that is not set is automatically inherited from the Elasticsearch output</text:p>
      <text:p text:style-name="Standard">#configuration, so if you have the Elasticsearch output configured such that it is pointing to your</text:p>
      <text:p text:style-name="Standard">#Elasticsearch monitoring cluster, you can simply uncomment the following line.</text:p>
      <text:p text:style-name="Standard">#monitoring.elasticsearch:</text:p>
      <text:p text:style-name="Standard"><text:s text:c="2"/># Array of hosts to connect to. Scheme and port can be left out and will be set to the default</text:p>
      <text:p text:style-name="Standard"><text:s text:c="2"/>#(http and 9200) In case you specify and additional path, the scheme is required:</text:p>
      <text:p text:style-name="Standard"><text:s text:c="2"/>#http://localhost:9200/path IPv6 addresses should always be defined as: https://[2001:db8::1]:9200</text:p>
      <text:p text:style-name="Standard"><text:s text:c="2"/>#hosts: ["localhost:9200"]</text:p>
      <text:p text:style-name="Standard"><text:s text:c="2"/># Set gzip compression level. compression_level: 0 Optional protocol and basic auth credentials.</text:p>
      <text:p text:style-name="Standard"><text:s text:c="2"/>#protocol: "https" username: "beats_system" password: "changeme"</text:p>
      <text:p text:style-name="Standard"><text:s text:c="2"/># Dictionary of HTTP parameters to pass within the URL with index operations. parameters:</text:p>
      <text:p text:style-name="Standard"><text:s text:c="4"/>#param1: value1 param2: value2</text:p>
      <text:p text:style-name="Standard"><text:s text:c="2"/># Custom HTTP headers to add to each request headers:</text:p>
      <text:p text:style-name="Standard"><text:s text:c="2"/># <text:s/>X-My-Header: Contents of the header Proxy server url proxy_url: http://proxy:3128 The number of</text:p>
      <text:p text:style-name="Standard"><text:s text:c="2"/># times a particular Elasticsearch index operation is attempted. If the indexing operation doesn't</text:p>
      <text:p text:style-name="Standard"><text:s text:c="2"/># succeed after this many retries, the events are dropped. The default is 3. max_retries: 3 The</text:p>
      <text:p text:style-name="Standard"><text:s text:c="2"/># maximum number of events to bulk in a single Elasticsearch bulk API index request. The default</text:p>
      <text:p text:style-name="Standard"><text:s text:c="2"/># is 50. bulk_max_size: 50 The number of seconds to wait before trying to reconnect to</text:p>
      <text:p text:style-name="Standard"><text:s text:c="2"/># Elasticsearch after a network error. After waiting backoff.init seconds, the Beat tries to</text:p>
      <text:p text:style-name="Standard"><text:s text:c="2"/># reconnect. If the attempt fails, the backoff timer is increased exponentially up to backoff.max.</text:p>
      <text:p text:style-name="Standard"><text:s text:c="2"/># After a successful connection, the backoff timer is reset. The default is 1s. backoff.init: 1s</text:p>
      <text:p text:style-name="Standard"><text:s text:c="2"/># The maximum number of seconds to wait before attempting to connect to Elasticsearch after a</text:p>
      <text:p text:style-name="Standard"><text:s text:c="2"/># network error. The default is 60s. backoff.max: 60s Configure HTTP request timeout before</text:p>
      <text:p text:style-name="Standard"><text:s text:c="2"/># failing an request to Elasticsearch. timeout: 90 Use SSL settings for HTTPS. ssl.enabled: true</text:p>
      <text:p text:style-name="Standard"><text:s text:c="2"/># Configure SSL verification mode. If `none` is configured, all server hosts and certificates will</text:p>
      <text:p text:style-name="Standard"><text:s text:c="2"/># be accepted. In this mode, SSL based connections are susceptible to man-in-the-middle attacks.</text:p>
      <text:p text:style-name="Standard"><text:s text:c="2"/># Use only for testing. Default is `full`. ssl.verification_mode: full List of supported/valid TLS</text:p>
      <text:p text:style-name="Standard"><text:s text:c="2"/># versions. By default all TLS versions from 1.0 up to 1.2 are enabled. ssl.supported_protocols:</text:p>
      <text:p text:style-name="Standard"><text:soft-page-break/><text:s text:c="2"/># [TLSv1.0, TLSv1.1, TLSv1.2] SSL configuration. The default is off. List of root certificates for</text:p>
      <text:p text:style-name="Standard"><text:s text:c="2"/># HTTPS server verifications ssl.certificate_authorities: ["/etc/pki/root/ca.pem"] Certificate for</text:p>
      <text:p text:style-name="Standard"><text:s text:c="2"/># SSL client authentication ssl.certificate: "/etc/pki/client/cert.pem" Client certificate key</text:p>
      <text:p text:style-name="Standard"><text:s text:c="2"/># ssl.key: "/etc/pki/client/cert.key" Optional passphrase for decrypting the certificate key.</text:p>
      <text:p text:style-name="Standard"><text:s text:c="2"/># ssl.key_passphrase: '' Configure cipher suites to be used for SSL connections ssl.cipher_suites:</text:p>
      <text:p text:style-name="Standard"><text:s text:c="2"/># [] Configure curve types for ECDHE-based cipher suites ssl.curve_types: [] Configure what types</text:p>
      <text:p text:style-name="Standard"><text:s text:c="2"/># of renegotiation are supported. Valid options are never, once, and freely. Default is never.</text:p>
      <text:p text:style-name="Standard"><text:s text:c="2"/># ssl.renegotiation: never metrics.period: 10s state.period: 1m</text:p>
      <text:p text:style-name="Standard">#================================ HTTP Endpoint ======================================</text:p>
      <text:p text:style-name="Standard"># Each beat can expose internal metrics through a HTTP endpoint. For security reasons the endpoint</text:p>
      <text:p text:style-name="Standard">#is disabled by default. This feature is currently experimental. Stats can be access through</text:p>
      <text:p text:style-name="Standard">#http://localhost:5066/stats . For pretty JSON output append ?pretty to the URL. Defines if the HTTP</text:p>
      <text:p text:style-name="Standard">#endpoint is enabled. http.enabled: false</text:p>
      <text:p text:style-name="Standard"># The HTTP endpoint will bind to this hostname, IP address, unix socket or named pipe. When using IP</text:p>
      <text:p text:style-name="Standard">#addresses, it is recommended to only use localhost. http.host: localhost</text:p>
      <text:p text:style-name="Standard"># Port on which the HTTP endpoint will bind. Default is 5066. http.port: 5066 Define which user</text:p>
      <text:p text:style-name="Standard">#should be owning the named pipe. http.named_pipe.user:</text:p>
      <text:p text:style-name="Standard"># Define which the permissions that should be applied to the named pipe, use the Security Descriptor</text:p>
      <text:p text:style-name="Standard">#Definition Language (SDDL) to define the permission. This option cannot be used with `http.user`.</text:p>
      <text:p text:style-name="Standard">#http.named_pipe.security_descriptor: ============================= Process Security</text:p>
      <text:p text:style-name="Standard">#================================</text:p>
      <text:p text:style-name="Standard"># Enable or disable seccomp system call filtering on Linux. Default is enabled. seccomp.enabled:</text:p>
      <text:p text:style-name="Standard">#true ================================= Migration ==================================</text:p>
      <text:p text:style-name="Standard"># This allows to enable 6.7 migration aliases migration.6_to_7.enabled: fal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7T16:01:53.410000000</meta:creation-date>
    <dc:date>2021-02-07T16:02:59.070000000</dc:date>
    <meta:editing-duration>PT1M5S</meta:editing-duration>
    <meta:editing-cycles>1</meta:editing-cycles>
    <meta:document-statistic meta:table-count="0" meta:image-count="0" meta:object-count="0" meta:page-count="24" meta:paragraph-count="1159" meta:word-count="10533" meta:character-count="73236" meta:non-whitespace-character-count="61404"/>
    <meta:generator>LibreOffice/6.4.4.2$Windows_x86 LibreOffice_project/3d775be2011f3886db32dfd395a6a6d1ca2630ff</meta:generator>
  </office:meta>
</office:document-meta>
</file>